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1957in"/>
    </style:style>
    <style:style style:name="co2" style:family="table-column">
      <style:table-column-properties fo:break-before="auto" style:column-width="0.2173in"/>
    </style:style>
    <style:style style:name="co3" style:family="table-column">
      <style:table-column-properties fo:break-before="auto" style:column-width="0.889in"/>
    </style:style>
    <style:style style:name="co4" style:family="table-column">
      <style:table-column-properties fo:break-before="auto" style:column-width="9.9953in"/>
    </style:style>
    <style:style style:name="co5" style:family="table-column">
      <style:table-column-properties fo:break-before="auto" style:column-width="1.4118in"/>
    </style:style>
    <style:style style:name="co6" style:family="table-column">
      <style:table-column-properties fo:break-before="auto" style:column-width="1.0646in"/>
    </style:style>
    <style:style style:name="co7" style:family="table-column">
      <style:table-column-properties fo:break-before="auto" style:column-width="3.5in"/>
    </style:style>
    <style:style style:name="co8" style:family="table-column">
      <style:table-column-properties fo:break-before="auto" style:column-width="0.8398in"/>
    </style:style>
    <style:style style:name="co9" style:family="table-column">
      <style:table-column-properties fo:break-before="auto" style:column-width="0.5398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4846in" fo:break-before="auto" style:use-optimal-row-height="true"/>
    </style:style>
    <style:style style:name="ro8" style:family="table-row">
      <style:table-row-properties style:row-height="0.6374in" fo:break-before="auto" style:use-optimal-row-height="true"/>
    </style:style>
    <style:style style:name="ro9" style:family="table-row">
      <style:table-row-properties style:row-height="1.4189in" fo:break-before="auto" style:use-optimal-row-height="true"/>
    </style:style>
    <style:style style:name="ro10" style:family="table-row">
      <style:table-row-properties style:row-height="0.4862in" fo:break-before="auto" style:use-optimal-row-height="true"/>
    </style:style>
    <style:style style:name="ro11" style:family="table-row">
      <style:table-row-properties style:row-height="0.3264in" fo:break-before="auto" style:use-optimal-row-height="true"/>
    </style:style>
    <style:style style:name="ro12" style:family="table-row">
      <style:table-row-properties style:row-height="0.20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style:paragraph-properties fo:text-align="center" fo:margin-left="0in"/>
    </style:style>
    <style:style style:name="ce5" style:family="table-cell" style:parent-style-name="Default">
      <style:table-cell-properties fo:wrap-option="wrap"/>
    </style:style>
    <style:style style:name="ce1"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start" fo:margin-left="0in"/>
    </style:style>
    <style:style style:name="ce12" style:family="table-cell" style:parent-style-name="Default" style:data-style-name="N100">
      <style:table-cell-properties fo:background-color="#b2b2b2" style:diagonal-bl-tr="none" style:diagonal-tl-br="none" style:text-align-source="value-type" style:repeat-content="false" fo:wrap-option="no-wrap" fo:border="0.74pt solid #666666" style:direction="ltr" fo:padding="0.0138in"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0.74pt solid #666666" style:diagonal-bl-tr="none" style:diagonal-tl-br="none" style:text-align-source="value-type" style:repeat-content="false" fo:background-color="transparent" fo:wrap-option="no-wrap" fo:border-left="0.74pt solid #666666" style:direction="ltr" fo:padding="0.0138in"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0.74pt solid #666666" fo:background-color="#eeeeee" style:diagonal-bl-tr="none" style:diagonal-tl-br="none" style:text-align-source="value-type" style:repeat-content="false" fo:wrap-option="no-wrap" fo:border-left="0.74pt solid #666666" style:direction="ltr" fo:padding="0.0138in"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style:diagonal-bl-tr="none" style:diagonal-tl-br="none" style:text-align-source="value-type" style:repeat-content="false" fo:background-color="transparent" fo:wrap-option="no-wrap" fo:border="0.74pt solid #666666" style:direction="ltr" fo:padding="0.0138in"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style:direction="ltr" fo:padding="0.0138in"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74pt solid #666666" fo:background-color="#eeeeee" style:diagonal-bl-tr="none" style:diagonal-tl-br="none" style:text-align-source="fix" style:repeat-content="false" fo:wrap-option="no-wrap" fo:border-left="none"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none" style:direction="ltr" fo:padding="0.0138in" fo:border-right="0.74pt solid #666666" style:rotation-angle="0" style:rotation-align="none" fo:border-top="0.74pt solid #666666"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74pt solid #666666" style:diagonal-bl-tr="none" style:diagonal-tl-br="none" style:text-align-source="fix" style:repeat-content="false" fo:background-color="transparent" fo:wrap-option="no-wrap" fo:border-left="0.74pt solid #666666"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74pt solid #666666" fo:background-color="#eeeeee" style:diagonal-bl-tr="none" style:diagonal-tl-br="none" style:text-align-source="fix" style:repeat-content="false" fo:wrap-option="no-wrap" fo:border-left="0.74pt solid #666666" style:direction="ltr" fo:padding="0.0138in" fo:border-right="0.74pt solid #666666" style:rotation-angle="0" style:rotation-align="none" fo:border-top="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style:diagonal-bl-tr="none" style:diagonal-tl-br="none" style:text-align-source="fix" style:repeat-content="false" fo:background-color="transparent" fo:wrap-option="no-wrap" fo:border="0.74pt solid #666666" style:direction="ltr" fo:padding="0.0138in" style:rotation-angle="0" style:rotation-align="none" style:vertical-align="middle"/>
      <style:paragraph-properties fo:text-align="center" fo:margin-left="0in"/>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quirem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ce5"/>
        <table:table-column table:style-name="co4" table:default-cell-style-name="Default"/>
        <table:table-row table:style-name="ro1">
          <table:table-cell table:style-name="ce3" office:value-type="string" calcext:value-type="string">
            <text:p>Priority</text:p>
          </table:table-cell>
          <table:table-cell table:style-name="ce3" office:value-type="string" calcext:value-type="string">
            <text:p>Type</text:p>
          </table:table-cell>
          <table:table-cell table:style-name="ce8" office:value-type="string" calcext:value-type="string">
            <text:p><text:s/>Number</text:p>
          </table:table-cell>
          <table:table-cell table:style-name="ce3" office:value-type="string" calcext:value-type="string">
            <text:p>Requirement</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2]=&quot;&quot;; &quot;&quot;;COM.MICROSOFT.CONCAT(&quot;R&quot;; TEXT( ROW()-1; &quot;000&quot;); &quot;[&quot;; [.$A2]; &quot;]&quot;; IF([.$B2]=&quot;&quot;;&quot;&quot;;COM.MICROSOFT.CONCAT(&quot;(&quot;; [.$B2]; &quot;)&quot;))))" office:value-type="string" office:string-value="R001[1](C)" calcext:value-type="string">
            <text:p>R001[1](C)</text:p>
          </table:table-cell>
          <table:table-cell office:value-type="string" calcext:value-type="string">
            <text:p>When given a “left” input the main character shall move left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3]=&quot;&quot;; &quot;&quot;;COM.MICROSOFT.CONCAT(&quot;R&quot;; TEXT( ROW()-1; &quot;000&quot;); &quot;[&quot;; [.$A3]; &quot;]&quot;; IF([.$B3]=&quot;&quot;;&quot;&quot;;COM.MICROSOFT.CONCAT(&quot;(&quot;; [.$B3]; &quot;)&quot;))))" office:value-type="string" office:string-value="R002[1](C)" calcext:value-type="string">
            <text:p>R002[1](C)</text:p>
          </table:table-cell>
          <table:table-cell office:value-type="string" calcext:value-type="string">
            <text:p>When given a “right” input the main character shall move right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4]=&quot;&quot;; &quot;&quot;;COM.MICROSOFT.CONCAT(&quot;R&quot;; TEXT( ROW()-1; &quot;000&quot;); &quot;[&quot;; [.$A4]; &quot;]&quot;; IF([.$B4]=&quot;&quot;;&quot;&quot;;COM.MICROSOFT.CONCAT(&quot;(&quot;; [.$B4]; &quot;)&quot;))))" office:value-type="string" office:string-value="R003[1](C)" calcext:value-type="string">
            <text:p>R003[1](C)</text:p>
          </table:table-cell>
          <table:table-cell office:value-type="string" calcext:value-type="string">
            <text:p>When given a “forward” input the main character shall move away from the camera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5]=&quot;&quot;; &quot;&quot;;COM.MICROSOFT.CONCAT(&quot;R&quot;; TEXT( ROW()-1; &quot;000&quot;); &quot;[&quot;; [.$A5]; &quot;]&quot;; IF([.$B5]=&quot;&quot;;&quot;&quot;;COM.MICROSOFT.CONCAT(&quot;(&quot;; [.$B5]; &quot;)&quot;))))" office:value-type="string" office:string-value="R004[1](C)" calcext:value-type="string">
            <text:p>R004[1](C)</text:p>
          </table:table-cell>
          <table:table-cell office:value-type="string" calcext:value-type="string">
            <text:p>When given a “backward” input the main character shall move towards the camera at the speed parameter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6]=&quot;&quot;; &quot;&quot;;COM.MICROSOFT.CONCAT(&quot;R&quot;; TEXT( ROW()-1; &quot;000&quot;); &quot;[&quot;; [.$A6]; &quot;]&quot;; IF([.$B6]=&quot;&quot;;&quot;&quot;;COM.MICROSOFT.CONCAT(&quot;(&quot;; [.$B6]; &quot;)&quot;))))" office:value-type="string" office:string-value="R005[1](C)" calcext:value-type="string">
            <text:p>R005[1](C)</text:p>
          </table:table-cell>
          <table:table-cell office:value-type="string" calcext:value-type="string">
            <text:p>When given a “attack” input the main character shall initiate a attack motio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7]=&quot;&quot;; &quot;&quot;;COM.MICROSOFT.CONCAT(&quot;R&quot;; TEXT( ROW()-1; &quot;000&quot;); &quot;[&quot;; [.$A7]; &quot;]&quot;; IF([.$B7]=&quot;&quot;;&quot;&quot;;COM.MICROSOFT.CONCAT(&quot;(&quot;; [.$B7]; &quot;)&quot;))))" office:value-type="string" office:string-value="R006[1](C)" calcext:value-type="string">
            <text:p>R006[1](C)</text:p>
          </table:table-cell>
          <table:table-cell office:value-type="string" calcext:value-type="string">
            <text:p>When given a “attack” input a hit box will appear that will damage other entities within the collisio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8]=&quot;&quot;; &quot;&quot;;COM.MICROSOFT.CONCAT(&quot;R&quot;; TEXT( ROW()-1; &quot;000&quot;); &quot;[&quot;; [.$A8]; &quot;]&quot;; IF([.$B8]=&quot;&quot;;&quot;&quot;;COM.MICROSOFT.CONCAT(&quot;(&quot;; [.$B8]; &quot;)&quot;))))" office:value-type="string" office:string-value="R007[1](C)" calcext:value-type="string">
            <text:p>R007[1](C)</text:p>
          </table:table-cell>
          <table:table-cell office:value-type="string" calcext:value-type="string">
            <text:p>When given a “ability” input the main character shall initiate the ability to be used.</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9]=&quot;&quot;; &quot;&quot;;COM.MICROSOFT.CONCAT(&quot;R&quot;; TEXT( ROW()-1; &quot;000&quot;); &quot;[&quot;; [.$A9]; &quot;]&quot;; IF([.$B9]=&quot;&quot;;&quot;&quot;;COM.MICROSOFT.CONCAT(&quot;(&quot;; [.$B9]; &quot;)&quot;))))" office:value-type="string" office:string-value="R008[1](C)" calcext:value-type="string">
            <text:p>R008[1](C)</text:p>
          </table:table-cell>
          <table:table-cell office:value-type="string" calcext:value-type="string">
            <text:p>When given a “inventory” input the game will show the inventory of the main character per that run.</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10]=&quot;&quot;; &quot;&quot;;COM.MICROSOFT.CONCAT(&quot;R&quot;; TEXT( ROW()-1; &quot;000&quot;); &quot;[&quot;; [.$A10]; &quot;]&quot;; IF([.$B10]=&quot;&quot;;&quot;&quot;;COM.MICROSOFT.CONCAT(&quot;(&quot;; [.$B10]; &quot;)&quot;))))" office:value-type="string" office:string-value="R009[1](C)" calcext:value-type="string">
            <text:p>R009[1](C)</text:p>
          </table:table-cell>
          <table:table-cell office:value-type="string" calcext:value-type="string">
            <text:p>When given a “pause” input the pause menu will show up.</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11]=&quot;&quot;; &quot;&quot;;COM.MICROSOFT.CONCAT(&quot;R&quot;; TEXT( ROW()-1; &quot;000&quot;); &quot;[&quot;; [.$A11]; &quot;]&quot;; IF([.$B11]=&quot;&quot;;&quot;&quot;;COM.MICROSOFT.CONCAT(&quot;(&quot;; [.$B11]; &quot;)&quot;))))" office:value-type="string" office:string-value="R010[1](C)" calcext:value-type="string">
            <text:p>R010[1](C)</text:p>
          </table:table-cell>
          <table:table-cell office:value-type="string" calcext:value-type="string">
            <text:p>When given a “pause” input the game will pause</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12]=&quot;&quot;; &quot;&quot;;COM.MICROSOFT.CONCAT(&quot;R&quot;; TEXT( ROW()-1; &quot;000&quot;); &quot;[&quot;; [.$A12]; &quot;]&quot;; IF([.$B12]=&quot;&quot;;&quot;&quot;;COM.MICROSOFT.CONCAT(&quot;(&quot;; [.$B12]; &quot;)&quot;))))" office:value-type="string" office:string-value="R011[1](E)" calcext:value-type="string">
            <text:p>R011[1](E)</text:p>
          </table:table-cell>
          <table:table-cell office:value-type="string" calcext:value-type="string">
            <text:p>Enemies will track the enemy once they spawn in</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13]=&quot;&quot;; &quot;&quot;;COM.MICROSOFT.CONCAT(&quot;R&quot;; TEXT( ROW()-1; &quot;000&quot;); &quot;[&quot;; [.$A13]; &quot;]&quot;; IF([.$B13]=&quot;&quot;;&quot;&quot;;COM.MICROSOFT.CONCAT(&quot;(&quot;; [.$B13]; &quot;)&quot;))))" office:value-type="string" office:string-value="R012[1](E)" calcext:value-type="string">
            <text:p>R012[1](E)</text:p>
          </table:table-cell>
          <table:table-cell office:value-type="string" calcext:value-type="string">
            <text:p>Enemies will attack the main character once they are close enough</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C</text:p>
          </table:table-cell>
          <table:table-cell table:style-name="ce4" table:formula="of:=IF([.A14]=&quot;&quot;; &quot;&quot;;COM.MICROSOFT.CONCAT(&quot;R&quot;; TEXT( ROW()-1; &quot;000&quot;); &quot;[&quot;; [.$A14]; &quot;]&quot;; IF([.$B14]=&quot;&quot;;&quot;&quot;;COM.MICROSOFT.CONCAT(&quot;(&quot;; [.$B14]; &quot;)&quot;))))" office:value-type="string" office:string-value="R013[2](C)" calcext:value-type="string">
            <text:p>R013[2](C)</text:p>
          </table:table-cell>
          <table:table-cell office:value-type="string" calcext:value-type="string">
            <text:p>When given consecutive “attack” inputs the main character will give different attack animations</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5]=&quot;&quot;; &quot;&quot;;COM.MICROSOFT.CONCAT(&quot;R&quot;; TEXT( ROW()-1; &quot;000&quot;); &quot;[&quot;; [.$A15]; &quot;]&quot;; IF([.$B15]=&quot;&quot;;&quot;&quot;;COM.MICROSOFT.CONCAT(&quot;(&quot;; [.$B15]; &quot;)&quot;))))" office:value-type="string" office:string-value="R014[1](G)" calcext:value-type="string">
            <text:p>R014[1](G)</text:p>
          </table:table-cell>
          <table:table-cell office:value-type="string" calcext:value-type="string">
            <text:p>Game will start with a Menu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6]=&quot;&quot;; &quot;&quot;;COM.MICROSOFT.CONCAT(&quot;R&quot;; TEXT( ROW()-1; &quot;000&quot;); &quot;[&quot;; [.$A16]; &quot;]&quot;; IF([.$B16]=&quot;&quot;;&quot;&quot;;COM.MICROSOFT.CONCAT(&quot;(&quot;; [.$B16]; &quot;)&quot;))))" office:value-type="string" office:string-value="R015[1](G)" calcext:value-type="string">
            <text:p>R015[1](G)</text:p>
          </table:table-cell>
          <table:table-cell office:value-type="string" calcext:value-type="string">
            <text:p>Menu Screen will have a play button that will start the player in the first level</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17]=&quot;&quot;; &quot;&quot;;COM.MICROSOFT.CONCAT(&quot;R&quot;; TEXT( ROW()-1; &quot;000&quot;); &quot;[&quot;; [.$A17]; &quot;]&quot;; IF([.$B17]=&quot;&quot;;&quot;&quot;;COM.MICROSOFT.CONCAT(&quot;(&quot;; [.$B17]; &quot;)&quot;))))" office:value-type="string" office:string-value="R016[1](G)" calcext:value-type="string">
            <text:p>R016[1](G)</text:p>
          </table:table-cell>
          <table:table-cell office:value-type="string" calcext:value-type="string">
            <text:p>Menu Screen will have a quit button that will exit the gam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18]=&quot;&quot;; &quot;&quot;;COM.MICROSOFT.CONCAT(&quot;R&quot;; TEXT( ROW()-1; &quot;000&quot;); &quot;[&quot;; [.$A18]; &quot;]&quot;; IF([.$B18]=&quot;&quot;;&quot;&quot;;COM.MICROSOFT.CONCAT(&quot;(&quot;; [.$B18]; &quot;)&quot;))))" office:value-type="string" office:string-value="R017[2](G)" calcext:value-type="string">
            <text:p>R017[2](G)</text:p>
          </table:table-cell>
          <table:table-cell office:value-type="string" calcext:value-type="string">
            <text:p>Menu Screen will have a high score button</text:p>
          </table:table-cell>
        </table:table-row>
        <table:table-row table:style-name="ro1">
          <table:table-cell table:style-name="ce2" office:value-type="float" office:value="1" calcext:value-type="float">
            <text:p>1</text:p>
          </table:table-cell>
          <table:table-cell table:style-name="ce2" office:value-type="string" calcext:value-type="string">
            <text:p>W</text:p>
          </table:table-cell>
          <table:table-cell table:style-name="ce4" table:formula="of:=IF([.A19]=&quot;&quot;; &quot;&quot;;COM.MICROSOFT.CONCAT(&quot;R&quot;; TEXT( ROW()-1; &quot;000&quot;); &quot;[&quot;; [.$A19]; &quot;]&quot;; IF([.$B19]=&quot;&quot;;&quot;&quot;;COM.MICROSOFT.CONCAT(&quot;(&quot;; [.$B19]; &quot;)&quot;))))" office:value-type="string" office:string-value="R018[1](W)" calcext:value-type="string">
            <text:p>R018[1](W)</text:p>
          </table:table-cell>
          <table:table-cell office:value-type="string" calcext:value-type="string">
            <text:p>Next wave of enemies will appear after all enemies defeated</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20]=&quot;&quot;; &quot;&quot;;COM.MICROSOFT.CONCAT(&quot;R&quot;; TEXT( ROW()-1; &quot;000&quot;); &quot;[&quot;; [.$A20]; &quot;]&quot;; IF([.$B20]=&quot;&quot;;&quot;&quot;;COM.MICROSOFT.CONCAT(&quot;(&quot;; [.$B20]; &quot;)&quot;))))" office:value-type="string" office:string-value="R019[1](E)" calcext:value-type="string">
            <text:p>R019[1](E)</text:p>
          </table:table-cell>
          <table:table-cell office:value-type="string" calcext:value-type="string">
            <text:p>Enemy count of enemies will be determined by an array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1]=&quot;&quot;; &quot;&quot;;COM.MICROSOFT.CONCAT(&quot;R&quot;; TEXT( ROW()-1; &quot;000&quot;); &quot;[&quot;; [.$A21]; &quot;]&quot;; IF([.$B21]=&quot;&quot;;&quot;&quot;;COM.MICROSOFT.CONCAT(&quot;(&quot;; [.$B21]; &quot;)&quot;))))" office:value-type="string" office:string-value="R020[1](S)" calcext:value-type="string">
            <text:p>R020[1](S)</text:p>
          </table:table-cell>
          <table:table-cell office:value-type="string" calcext:value-type="string">
            <text:p>Every time a enemy is hit the score counter will increase by the current score multiplier times the current enemy value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2]=&quot;&quot;; &quot;&quot;;COM.MICROSOFT.CONCAT(&quot;R&quot;; TEXT( ROW()-1; &quot;000&quot;); &quot;[&quot;; [.$A22]; &quot;]&quot;; IF([.$B22]=&quot;&quot;;&quot;&quot;;COM.MICROSOFT.CONCAT(&quot;(&quot;; [.$B22]; &quot;)&quot;))))" office:value-type="string" office:string-value="R021[1](S)" calcext:value-type="string">
            <text:p>R021[1](S)</text:p>
          </table:table-cell>
          <table:table-cell office:value-type="string" calcext:value-type="string">
            <text:p>Every time a enemy is hit the score multiplier will increase by one.</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3]=&quot;&quot;; &quot;&quot;;COM.MICROSOFT.CONCAT(&quot;R&quot;; TEXT( ROW()-1; &quot;000&quot;); &quot;[&quot;; [.$A23]; &quot;]&quot;; IF([.$B23]=&quot;&quot;;&quot;&quot;;COM.MICROSOFT.CONCAT(&quot;(&quot;; [.$B23]; &quot;)&quot;))))" office:value-type="string" office:string-value="R022[1](S)" calcext:value-type="string">
            <text:p>R022[1](S)</text:p>
          </table:table-cell>
          <table:table-cell office:value-type="string" calcext:value-type="string">
            <text:p>Every time the main character is hit the score multiplier will decrease back to one.</text:p>
          </table:table-cell>
        </table:table-row>
        <table:table-row table:style-name="ro1">
          <table:table-cell table:style-name="ce2" office:value-type="float" office:value="1" calcext:value-type="float">
            <text:p>1</text:p>
          </table:table-cell>
          <table:table-cell table:style-name="ce2" office:value-type="string" calcext:value-type="string">
            <text:p>C</text:p>
          </table:table-cell>
          <table:table-cell table:style-name="ce4" table:formula="of:=IF([.A24]=&quot;&quot;; &quot;&quot;;COM.MICROSOFT.CONCAT(&quot;R&quot;; TEXT( ROW()-1; &quot;000&quot;); &quot;[&quot;; [.$A24]; &quot;]&quot;; IF([.$B24]=&quot;&quot;;&quot;&quot;;COM.MICROSOFT.CONCAT(&quot;(&quot;; [.$B24]; &quot;)&quot;))))" office:value-type="string" office:string-value="R023[1](C)" calcext:value-type="string">
            <text:p>R023[1](C)</text:p>
          </table:table-cell>
          <table:table-cell office:value-type="string" calcext:value-type="string">
            <text:p>Every time the main character is hit their health value will decrease by the enemy’s attack value minus the main character’s defense valu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25]=&quot;&quot;; &quot;&quot;;COM.MICROSOFT.CONCAT(&quot;R&quot;; TEXT( ROW()-1; &quot;000&quot;); &quot;[&quot;; [.$A25]; &quot;]&quot;; IF([.$B25]=&quot;&quot;;&quot;&quot;;COM.MICROSOFT.CONCAT(&quot;(&quot;; [.$B25]; &quot;)&quot;))))" office:value-type="string" office:string-value="R024[1](G)" calcext:value-type="string">
            <text:p>R024[1](G)</text:p>
          </table:table-cell>
          <table:table-cell office:value-type="string" calcext:value-type="string">
            <text:p>Once the main character’s health reaches 0 the game stops and the final score is shown</text:p>
          </table:table-cell>
        </table:table-row>
        <table:table-row table:style-name="ro1">
          <table:table-cell table:style-name="ce2" office:value-type="float" office:value="1" calcext:value-type="float">
            <text:p>1</text:p>
          </table:table-cell>
          <table:table-cell table:style-name="ce2" office:value-type="string" calcext:value-type="string">
            <text:p>W</text:p>
          </table:table-cell>
          <table:table-cell table:style-name="ce4" table:formula="of:=IF([.A26]=&quot;&quot;; &quot;&quot;;COM.MICROSOFT.CONCAT(&quot;R&quot;; TEXT( ROW()-1; &quot;000&quot;); &quot;[&quot;; [.$A26]; &quot;]&quot;; IF([.$B26]=&quot;&quot;;&quot;&quot;;COM.MICROSOFT.CONCAT(&quot;(&quot;; [.$B26]; &quot;)&quot;))))" office:value-type="string" office:string-value="R025[1](W)" calcext:value-type="string">
            <text:p>R025[1](W)</text:p>
          </table:table-cell>
          <table:table-cell office:value-type="string" calcext:value-type="string">
            <text:p>After a specified amount of waves determined by a number a door will show up that will start the next level.</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27]=&quot;&quot;; &quot;&quot;;COM.MICROSOFT.CONCAT(&quot;R&quot;; TEXT( ROW()-1; &quot;000&quot;); &quot;[&quot;; [.$A27]; &quot;]&quot;; IF([.$B27]=&quot;&quot;;&quot;&quot;;COM.MICROSOFT.CONCAT(&quot;(&quot;; [.$B27]; &quot;)&quot;))))" office:value-type="string" office:string-value="R026[1](B)" calcext:value-type="string">
            <text:p>R026[1](B)</text:p>
          </table:table-cell>
          <table:table-cell office:value-type="string" calcext:value-type="string">
            <text:p>After each wave the shopkeeper will appear and sell items for the player to buy</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28]=&quot;&quot;; &quot;&quot;;COM.MICROSOFT.CONCAT(&quot;R&quot;; TEXT( ROW()-1; &quot;000&quot;); &quot;[&quot;; [.$A28]; &quot;]&quot;; IF([.$B28]=&quot;&quot;;&quot;&quot;;COM.MICROSOFT.CONCAT(&quot;(&quot;; [.$B28]; &quot;)&quot;))))" office:value-type="string" office:string-value="R027[1](S)" calcext:value-type="string">
            <text:p>R027[1](S)</text:p>
          </table:table-cell>
          <table:table-cell office:value-type="string" calcext:value-type="string">
            <text:p>The main character will be able to use their score counter to buy items from the shopkeeper.</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29]=&quot;&quot;; &quot;&quot;;COM.MICROSOFT.CONCAT(&quot;R&quot;; TEXT( ROW()-1; &quot;000&quot;); &quot;[&quot;; [.$A29]; &quot;]&quot;; IF([.$B29]=&quot;&quot;;&quot;&quot;;COM.MICROSOFT.CONCAT(&quot;(&quot;; [.$B29]; &quot;)&quot;))))" office:value-type="string" office:string-value="R028[1](B)" calcext:value-type="string">
            <text:p>R028[1](B)</text:p>
          </table:table-cell>
          <table:table-cell office:value-type="string" calcext:value-type="string">
            <text:p>Price of items will be determined by the wave count * a scalar determined per item specified by a variable + the amount of copies that the player currently owns + the base price of the item</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30]=&quot;&quot;; &quot;&quot;;COM.MICROSOFT.CONCAT(&quot;R&quot;; TEXT( ROW()-1; &quot;000&quot;); &quot;[&quot;; [.$A30]; &quot;]&quot;; IF([.$B30]=&quot;&quot;;&quot;&quot;;COM.MICROSOFT.CONCAT(&quot;(&quot;; [.$B30]; &quot;)&quot;))))" office:value-type="string" office:string-value="R029[1](B)" calcext:value-type="string">
            <text:p>R029[1](B)</text:p>
          </table:table-cell>
          <table:table-cell office:value-type="string" calcext:value-type="string">
            <text:p>Once player hits the button in front of the item they want, the amount of score shown will be used to buy the item</text:p>
          </table:table-cell>
        </table:table-row>
        <table:table-row table:style-name="ro1">
          <table:table-cell table:style-name="ce2" office:value-type="float" office:value="1" calcext:value-type="float">
            <text:p>1</text:p>
          </table:table-cell>
          <table:table-cell table:style-name="ce2" office:value-type="string" calcext:value-type="string">
            <text:p>B</text:p>
          </table:table-cell>
          <table:table-cell table:style-name="ce4" table:formula="of:=IF([.A31]=&quot;&quot;; &quot;&quot;;COM.MICROSOFT.CONCAT(&quot;R&quot;; TEXT( ROW()-1; &quot;000&quot;); &quot;[&quot;; [.$A31]; &quot;]&quot;; IF([.$B31]=&quot;&quot;;&quot;&quot;;COM.MICROSOFT.CONCAT(&quot;(&quot;; [.$B31]; &quot;)&quot;))))" office:value-type="string" office:string-value="R030[1](B)" calcext:value-type="string">
            <text:p>R030[1](B)</text:p>
          </table:table-cell>
          <table:table-cell office:value-type="string" calcext:value-type="string">
            <text:p>The items that will appear in the shop will be chosen out a pool of available upgrades that will be determined by the ability they have plus the universal upgrades</text:p>
          </table:table-cell>
        </table:table-row>
        <table:table-row table:style-name="ro1">
          <table:table-cell table:style-name="ce2" office:value-type="float" office:value="1" calcext:value-type="float">
            <text:p>1</text:p>
          </table:table-cell>
          <table:table-cell table:style-name="ce2" office:value-type="string" calcext:value-type="string">
            <text:p>U</text:p>
          </table:table-cell>
          <table:table-cell table:style-name="ce4" table:formula="of:=IF([.A32]=&quot;&quot;; &quot;&quot;;COM.MICROSOFT.CONCAT(&quot;R&quot;; TEXT( ROW()-1; &quot;000&quot;); &quot;[&quot;; [.$A32]; &quot;]&quot;; IF([.$B32]=&quot;&quot;;&quot;&quot;;COM.MICROSOFT.CONCAT(&quot;(&quot;; [.$B32]; &quot;)&quot;))))" office:value-type="string" office:string-value="R031[1](U)" calcext:value-type="string">
            <text:p>R031[1](U)</text:p>
          </table:table-cell>
          <table:table-cell office:value-type="string" calcext:value-type="string">
            <text:p>Health, Attack, Defense, Attack Speed, and Speed stats upgrade will increase each respective stat by one.</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3]=&quot;&quot;; &quot;&quot;;COM.MICROSOFT.CONCAT(&quot;R&quot;; TEXT( ROW()-1; &quot;000&quot;); &quot;[&quot;; [.$A33]; &quot;]&quot;; IF([.$B33]=&quot;&quot;;&quot;&quot;;COM.MICROSOFT.CONCAT(&quot;(&quot;; [.$B33]; &quot;)&quot;))))" office:value-type="string" office:string-value="R032[1](A)" calcext:value-type="string">
            <text:p>R032[1](A)</text:p>
          </table:table-cell>
          <table:table-cell office:value-type="string" calcext:value-type="string">
            <text:p>The projectile will get the location of the nearest enemy and will travel to that location in a straight line</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4]=&quot;&quot;; &quot;&quot;;COM.MICROSOFT.CONCAT(&quot;R&quot;; TEXT( ROW()-1; &quot;000&quot;); &quot;[&quot;; [.$A34]; &quot;]&quot;; IF([.$B34]=&quot;&quot;;&quot;&quot;;COM.MICROSOFT.CONCAT(&quot;(&quot;; [.$B34]; &quot;)&quot;))))" office:value-type="string" office:string-value="R033[1](A)" calcext:value-type="string">
            <text:p>R033[1](A)</text:p>
          </table:table-cell>
          <table:table-cell office:value-type="string" calcext:value-type="string">
            <text:p>The projectile will get destroyed when it hits an enemy or a wall.</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35]=&quot;&quot;; &quot;&quot;;COM.MICROSOFT.CONCAT(&quot;R&quot;; TEXT( ROW()-1; &quot;000&quot;); &quot;[&quot;; [.$A35]; &quot;]&quot;; IF([.$B35]=&quot;&quot;;&quot;&quot;;COM.MICROSOFT.CONCAT(&quot;(&quot;; [.$B35]; &quot;)&quot;))))" office:value-type="string" office:string-value="R034[1](A)" calcext:value-type="string">
            <text:p>R034[1](A)</text:p>
          </table:table-cell>
          <table:table-cell office:value-type="string" calcext:value-type="string">
            <text:p>The swing ability will provide a hitbox in front of the character in a wider range than his normal hitbox that will last for a time specifi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E</text:p>
          </table:table-cell>
          <table:table-cell table:style-name="ce4" table:formula="of:=IF([.A36]=&quot;&quot;; &quot;&quot;;COM.MICROSOFT.CONCAT(&quot;R&quot;; TEXT( ROW()-1; &quot;000&quot;); &quot;[&quot;; [.$A36]; &quot;]&quot;; IF([.$B36]=&quot;&quot;;&quot;&quot;;COM.MICROSOFT.CONCAT(&quot;(&quot;; [.$B36]; &quot;)&quot;))))" office:value-type="string" office:string-value="R035[1](E)" calcext:value-type="string">
            <text:p>R035[1](E)</text:p>
          </table:table-cell>
          <table:table-cell office:value-type="string" calcext:value-type="string">
            <text:p>Every time an enemy is hit their health will decrease by the hitbox’s attack value minus their own defense valu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C</text:p>
          </table:table-cell>
          <table:table-cell table:style-name="ce4" table:formula="of:=IF([.A37]=&quot;&quot;; &quot;&quot;;COM.MICROSOFT.CONCAT(&quot;R&quot;; TEXT( ROW()-1; &quot;000&quot;); &quot;[&quot;; [.$A37]; &quot;]&quot;; IF([.$B37]=&quot;&quot;;&quot;&quot;;COM.MICROSOFT.CONCAT(&quot;(&quot;; [.$B37]; &quot;)&quot;))))" office:value-type="string" office:string-value="R036[2](C)" calcext:value-type="string">
            <text:p>R036[2](C)</text:p>
          </table:table-cell>
          <table:table-cell office:value-type="string" calcext:value-type="string">
            <text:p>When given a “special movement” input the character will preform a special movement that allows them to move a distance predetermined by a variabl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38]=&quot;&quot;; &quot;&quot;;COM.MICROSOFT.CONCAT(&quot;R&quot;; TEXT( ROW()-1; &quot;000&quot;); &quot;[&quot;; [.$A38]; &quot;]&quot;; IF([.$B38]=&quot;&quot;;&quot;&quot;;COM.MICROSOFT.CONCAT(&quot;(&quot;; [.$B38]; &quot;)&quot;))))" office:value-type="string" office:string-value="R037[1](G)" calcext:value-type="string">
            <text:p>R037[1](G)</text:p>
          </table:table-cell>
          <table:table-cell office:value-type="string" calcext:value-type="string">
            <text:p>Menu Screen will have a controls butto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39]=&quot;&quot;; &quot;&quot;;COM.MICROSOFT.CONCAT(&quot;R&quot;; TEXT( ROW()-1; &quot;000&quot;); &quot;[&quot;; [.$A39]; &quot;]&quot;; IF([.$B39]=&quot;&quot;;&quot;&quot;;COM.MICROSOFT.CONCAT(&quot;(&quot;; [.$B39]; &quot;)&quot;))))" office:value-type="string" office:string-value="R038[1](G)" calcext:value-type="string">
            <text:p>R038[1](G)</text:p>
          </table:table-cell>
          <table:table-cell office:value-type="string" calcext:value-type="string">
            <text:p>When the control button is hit the player will be able to view the controls of the gam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40]=&quot;&quot;; &quot;&quot;;COM.MICROSOFT.CONCAT(&quot;R&quot;; TEXT( ROW()-1; &quot;000&quot;); &quot;[&quot;; [.$A40]; &quot;]&quot;; IF([.$B40]=&quot;&quot;;&quot;&quot;;COM.MICROSOFT.CONCAT(&quot;(&quot;; [.$B40]; &quot;)&quot;))))" office:value-type="string" office:string-value="R039[2](G)" calcext:value-type="string">
            <text:p>R039[2](G)</text:p>
          </table:table-cell>
          <table:table-cell office:value-type="string" calcext:value-type="string">
            <text:p>The player will be able to adjust the controls of the game when in control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1]=&quot;&quot;; &quot;&quot;;COM.MICROSOFT.CONCAT(&quot;R&quot;; TEXT( ROW()-1; &quot;000&quot;); &quot;[&quot;; [.$A41]; &quot;]&quot;; IF([.$B41]=&quot;&quot;;&quot;&quot;;COM.MICROSOFT.CONCAT(&quot;(&quot;; [.$B41]; &quot;)&quot;))))" office:value-type="string" office:string-value="R040[1](G)" calcext:value-type="string">
            <text:p>R040[1](G)</text:p>
          </table:table-cell>
          <table:table-cell office:value-type="string" calcext:value-type="string">
            <text:p>The pause menu will have a controls butto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2]=&quot;&quot;; &quot;&quot;;COM.MICROSOFT.CONCAT(&quot;R&quot;; TEXT( ROW()-1; &quot;000&quot;); &quot;[&quot;; [.$A42]; &quot;]&quot;; IF([.$B42]=&quot;&quot;;&quot;&quot;;COM.MICROSOFT.CONCAT(&quot;(&quot;; [.$B42]; &quot;)&quot;))))" office:value-type="string" office:string-value="R041[1](G)" calcext:value-type="string">
            <text:p>R041[1](G)</text:p>
          </table:table-cell>
          <table:table-cell office:value-type="string" calcext:value-type="string">
            <text:p>The player will be able to see their health on the top left of their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3]=&quot;&quot;; &quot;&quot;;COM.MICROSOFT.CONCAT(&quot;R&quot;; TEXT( ROW()-1; &quot;000&quot;); &quot;[&quot;; [.$A43]; &quot;]&quot;; IF([.$B43]=&quot;&quot;;&quot;&quot;;COM.MICROSOFT.CONCAT(&quot;(&quot;; [.$B43]; &quot;)&quot;))))" office:value-type="string" office:string-value="R042[1](G)" calcext:value-type="string">
            <text:p>R042[1](G)</text:p>
          </table:table-cell>
          <table:table-cell office:value-type="string" calcext:value-type="string">
            <text:p>The player will be able to see their score on the top left of their screen</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4]=&quot;&quot;; &quot;&quot;;COM.MICROSOFT.CONCAT(&quot;R&quot;; TEXT( ROW()-1; &quot;000&quot;); &quot;[&quot;; [.$A44]; &quot;]&quot;; IF([.$B44]=&quot;&quot;;&quot;&quot;;COM.MICROSOFT.CONCAT(&quot;(&quot;; [.$B44]; &quot;)&quot;))))" office:value-type="string" office:string-value="R043[1](G)" calcext:value-type="string">
            <text:p>R043[1](G)</text:p>
          </table:table-cell>
          <table:table-cell office:value-type="string" calcext:value-type="string">
            <text:p>The player will be able to see their score multiplier under the total score</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E</text:p>
          </table:table-cell>
          <table:table-cell table:style-name="ce4" table:formula="of:=IF([.A45]=&quot;&quot;; &quot;&quot;;COM.MICROSOFT.CONCAT(&quot;R&quot;; TEXT( ROW()-1; &quot;000&quot;); &quot;[&quot;; [.$A45]; &quot;]&quot;; IF([.$B45]=&quot;&quot;;&quot;&quot;;COM.MICROSOFT.CONCAT(&quot;(&quot;; [.$B45]; &quot;)&quot;))))" office:value-type="string" office:string-value="R044[3](E)" calcext:value-type="string">
            <text:p>R044[3](E)</text:p>
          </table:table-cell>
          <table:table-cell office:value-type="string" calcext:value-type="string">
            <text:p>Enemies will have a chance to drop ability upgrades depending on the luck value specified by a main character’s variabl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6]=&quot;&quot;; &quot;&quot;;COM.MICROSOFT.CONCAT(&quot;R&quot;; TEXT( ROW()-1; &quot;000&quot;); &quot;[&quot;; [.$A46]; &quot;]&quot;; IF([.$B46]=&quot;&quot;;&quot;&quot;;COM.MICROSOFT.CONCAT(&quot;(&quot;; [.$B46]; &quot;)&quot;))))" office:value-type="string" office:string-value="R045[1](G)" calcext:value-type="string">
            <text:p>R045[1](G)</text:p>
          </table:table-cell>
          <table:table-cell office:value-type="string" calcext:value-type="string">
            <text:p>Obstacles will be present in the game that stop the player but can be broken to open up an area</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47]=&quot;&quot;; &quot;&quot;;COM.MICROSOFT.CONCAT(&quot;R&quot;; TEXT( ROW()-1; &quot;000&quot;); &quot;[&quot;; [.$A47]; &quot;]&quot;; IF([.$B47]=&quot;&quot;;&quot;&quot;;COM.MICROSOFT.CONCAT(&quot;(&quot;; [.$B47]; &quot;)&quot;))))" office:value-type="string" office:string-value="R046[2](E)" calcext:value-type="string">
            <text:p>R046[2](E)</text:p>
          </table:table-cell>
          <table:table-cell office:value-type="string" calcext:value-type="string">
            <text:p>Enemies can break obstacles in their way to get to the player.</text:p>
          </table:table-cell>
        </table:table-row>
        <table:table-row table:style-name="ro1">
          <table:table-cell table:style-name="ce2" office:value-type="float" office:value="1" calcext:value-type="float">
            <text:p>1</text:p>
          </table:table-cell>
          <table:table-cell table:style-name="ce2" office:value-type="string" calcext:value-type="string">
            <text:p>S</text:p>
          </table:table-cell>
          <table:table-cell table:style-name="ce4" table:formula="of:=IF([.A48]=&quot;&quot;; &quot;&quot;;COM.MICROSOFT.CONCAT(&quot;R&quot;; TEXT( ROW()-1; &quot;000&quot;); &quot;[&quot;; [.$A48]; &quot;]&quot;; IF([.$B48]=&quot;&quot;;&quot;&quot;;COM.MICROSOFT.CONCAT(&quot;(&quot;; [.$B48]; &quot;)&quot;))))" office:value-type="string" office:string-value="R047[1](S)" calcext:value-type="string">
            <text:p>R047[1](S)</text:p>
          </table:table-cell>
          <table:table-cell office:value-type="string" calcext:value-type="string">
            <text:p>There will be a button the player could press near the shopkeeper to continue onto the next wave</text:p>
          </table:table-cell>
        </table:table-row>
        <table:table-row table:style-name="ro1">
          <table:table-cell table:style-name="ce2" office:value-type="float" office:value="1" calcext:value-type="float">
            <text:p>1</text:p>
          </table:table-cell>
          <table:table-cell table:style-name="ce2" office:value-type="string" calcext:value-type="string">
            <text:p>G</text:p>
          </table:table-cell>
          <table:table-cell table:style-name="ce4" table:formula="of:=IF([.A49]=&quot;&quot;; &quot;&quot;;COM.MICROSOFT.CONCAT(&quot;R&quot;; TEXT( ROW()-1; &quot;000&quot;); &quot;[&quot;; [.$A49]; &quot;]&quot;; IF([.$B49]=&quot;&quot;;&quot;&quot;;COM.MICROSOFT.CONCAT(&quot;(&quot;; [.$B49]; &quot;)&quot;))))" office:value-type="string" office:string-value="R048[1](G)" calcext:value-type="string">
            <text:p>R048[1](G)</text:p>
          </table:table-cell>
          <table:table-cell office:value-type="string" calcext:value-type="string">
            <text:p>The player will be able to see their current time on the top right of the screen</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50]=&quot;&quot;; &quot;&quot;;COM.MICROSOFT.CONCAT(&quot;R&quot;; TEXT( ROW()-1; &quot;000&quot;); &quot;[&quot;; [.$A50]; &quot;]&quot;; IF([.$B50]=&quot;&quot;;&quot;&quot;;COM.MICROSOFT.CONCAT(&quot;(&quot;; [.$B50]; &quot;)&quot;))))" office:value-type="string" office:string-value="R049[3](G)" calcext:value-type="string">
            <text:p>R049[3](G)</text:p>
          </table:table-cell>
          <table:table-cell office:value-type="string" calcext:value-type="string">
            <text:p>The player will be able to see their current ability on the bottom center of the screen with an icon</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51]=&quot;&quot;; &quot;&quot;;COM.MICROSOFT.CONCAT(&quot;R&quot;; TEXT( ROW()-1; &quot;000&quot;); &quot;[&quot;; [.$A51]; &quot;]&quot;; IF([.$B51]=&quot;&quot;;&quot;&quot;;COM.MICROSOFT.CONCAT(&quot;(&quot;; [.$B51]; &quot;)&quot;))))" office:value-type="string" office:string-value="R050[3](G)" calcext:value-type="string">
            <text:p>R050[3](G)</text:p>
          </table:table-cell>
          <table:table-cell office:value-type="string" calcext:value-type="string">
            <text:p>The player will be able to see their current stats on the bottom left of the screen </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2]=&quot;&quot;; &quot;&quot;;COM.MICROSOFT.CONCAT(&quot;R&quot;; TEXT( ROW()-1; &quot;000&quot;); &quot;[&quot;; [.$A52]; &quot;]&quot;; IF([.$B52]=&quot;&quot;;&quot;&quot;;COM.MICROSOFT.CONCAT(&quot;(&quot;; [.$B52]; &quot;)&quot;))))" office:value-type="string" office:string-value="R051[2](G)" calcext:value-type="string">
            <text:p>R051[2](G)</text:p>
          </table:table-cell>
          <table:table-cell office:value-type="string" calcext:value-type="string">
            <text:p>Upon entering a level new music will start</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3]=&quot;&quot;; &quot;&quot;;COM.MICROSOFT.CONCAT(&quot;R&quot;; TEXT( ROW()-1; &quot;000&quot;); &quot;[&quot;; [.$A53]; &quot;]&quot;; IF([.$B53]=&quot;&quot;;&quot;&quot;;COM.MICROSOFT.CONCAT(&quot;(&quot;; [.$B53]; &quot;)&quot;))))" office:value-type="string" office:string-value="R052[2](G)" calcext:value-type="string">
            <text:p>R052[2](G)</text:p>
          </table:table-cell>
          <table:table-cell office:value-type="string" calcext:value-type="string">
            <text:p>Upon starting the game music will start</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4]=&quot;&quot;; &quot;&quot;;COM.MICROSOFT.CONCAT(&quot;R&quot;; TEXT( ROW()-1; &quot;000&quot;); &quot;[&quot;; [.$A54]; &quot;]&quot;; IF([.$B54]=&quot;&quot;;&quot;&quot;;COM.MICROSOFT.CONCAT(&quot;(&quot;; [.$B54]; &quot;)&quot;))))" office:value-type="string" office:string-value="R053[2](G)" calcext:value-type="string">
            <text:p>R053[2](G)</text:p>
          </table:table-cell>
          <table:table-cell office:value-type="string" calcext:value-type="string">
            <text:p>Upon reaching low health music will start</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55]=&quot;&quot;; &quot;&quot;;COM.MICROSOFT.CONCAT(&quot;R&quot;; TEXT( ROW()-1; &quot;000&quot;); &quot;[&quot;; [.$A55]; &quot;]&quot;; IF([.$B55]=&quot;&quot;;&quot;&quot;;COM.MICROSOFT.CONCAT(&quot;(&quot;; [.$B55]; &quot;)&quot;))))" office:value-type="string" office:string-value="R054[2](G)" calcext:value-type="string">
            <text:p>R054[2](G)</text:p>
          </table:table-cell>
          <table:table-cell office:value-type="string" calcext:value-type="string">
            <text:p>Upon hitting something music will start</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L</text:p>
          </table:table-cell>
          <table:table-cell table:style-name="ce4" table:formula="of:=IF([.A56]=&quot;&quot;; &quot;&quot;;COM.MICROSOFT.CONCAT(&quot;R&quot;; TEXT( ROW()-1; &quot;000&quot;); &quot;[&quot;; [.$A56]; &quot;]&quot;; IF([.$B56]=&quot;&quot;;&quot;&quot;;COM.MICROSOFT.CONCAT(&quot;(&quot;; [.$B56]; &quot;)&quot;))))" office:value-type="string" office:string-value="R055[3](L)" calcext:value-type="string">
            <text:p>R055[3](L)</text:p>
          </table:table-cell>
          <table:table-cell office:value-type="string" calcext:value-type="string">
            <text:p>The second to last level will have a laser that can be blocked by walls shooting throughout the level.</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57]=&quot;&quot;; &quot;&quot;;COM.MICROSOFT.CONCAT(&quot;R&quot;; TEXT( ROW()-1; &quot;000&quot;); &quot;[&quot;; [.$A57]; &quot;]&quot;; IF([.$B57]=&quot;&quot;;&quot;&quot;;COM.MICROSOFT.CONCAT(&quot;(&quot;; [.$B57]; &quot;)&quot;))))" office:value-type="string" office:string-value="R056[2](E)" calcext:value-type="string">
            <text:p>R056[2](E)</text:p>
          </table:table-cell>
          <table:table-cell office:value-type="string" calcext:value-type="string">
            <text:p>Upon reaching the final level the player will encounter a boss</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58]=&quot;&quot;; &quot;&quot;;COM.MICROSOFT.CONCAT(&quot;R&quot;; TEXT( ROW()-1; &quot;000&quot;); &quot;[&quot;; [.$A58]; &quot;]&quot;; IF([.$B58]=&quot;&quot;;&quot;&quot;;COM.MICROSOFT.CONCAT(&quot;(&quot;; [.$B58]; &quot;)&quot;))))" office:value-type="string" office:string-value="R057[2](E)" calcext:value-type="string">
            <text:p>R057[2](E)</text:p>
          </table:table-cell>
          <table:table-cell office:value-type="string" calcext:value-type="string">
            <text:p>The boss will have two attacks that will target the player</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59]=&quot;&quot;; &quot;&quot;;COM.MICROSOFT.CONCAT(&quot;R&quot;; TEXT( ROW()-1; &quot;000&quot;); &quot;[&quot;; [.$A59]; &quot;]&quot;; IF([.$B59]=&quot;&quot;;&quot;&quot;;COM.MICROSOFT.CONCAT(&quot;(&quot;; [.$B59]; &quot;)&quot;))))" office:value-type="string" office:string-value="R058[2](E)" calcext:value-type="string">
            <text:p>R058[2](E)</text:p>
          </table:table-cell>
          <table:table-cell office:value-type="string" calcext:value-type="string">
            <text:p>Boss will only take damage upon finishing an attack when it is weak with the same formula as a regular enemy</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E</text:p>
          </table:table-cell>
          <table:table-cell table:style-name="ce4" table:formula="of:=IF([.A60]=&quot;&quot;; &quot;&quot;;COM.MICROSOFT.CONCAT(&quot;R&quot;; TEXT( ROW()-1; &quot;000&quot;); &quot;[&quot;; [.$A60]; &quot;]&quot;; IF([.$B60]=&quot;&quot;;&quot;&quot;;COM.MICROSOFT.CONCAT(&quot;(&quot;; [.$B60]; &quot;)&quot;))))" office:value-type="string" office:string-value="R059[2](E)" calcext:value-type="string">
            <text:p>R059[2](E)</text:p>
          </table:table-cell>
          <table:table-cell office:value-type="string" calcext:value-type="string">
            <text:p>Once boss is dead a Win menu can show stopping the game</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61]=&quot;&quot;; &quot;&quot;;COM.MICROSOFT.CONCAT(&quot;R&quot;; TEXT( ROW()-1; &quot;000&quot;); &quot;[&quot;; [.$A61]; &quot;]&quot;; IF([.$B61]=&quot;&quot;;&quot;&quot;;COM.MICROSOFT.CONCAT(&quot;(&quot;; [.$B61]; &quot;)&quot;))))" office:value-type="string" office:string-value="R060[3](G)" calcext:value-type="string">
            <text:p>R060[3](G)</text:p>
          </table:table-cell>
          <table:table-cell office:value-type="string" calcext:value-type="string">
            <text:p>Once on win player will have the option to continue the game</text:p>
          </table:table-cell>
        </table:table-row>
        <table:table-row table:style-name="ro1" table:visibility="filter">
          <table:table-cell table:style-name="ce2" office:value-type="float" office:value="2" calcext:value-type="float">
            <text:p>2</text:p>
          </table:table-cell>
          <table:table-cell table:style-name="ce2" office:value-type="string" calcext:value-type="string">
            <text:p>G</text:p>
          </table:table-cell>
          <table:table-cell table:style-name="ce4" table:formula="of:=IF([.A62]=&quot;&quot;; &quot;&quot;;COM.MICROSOFT.CONCAT(&quot;R&quot;; TEXT( ROW()-1; &quot;000&quot;); &quot;[&quot;; [.$A62]; &quot;]&quot;; IF([.$B62]=&quot;&quot;;&quot;&quot;;COM.MICROSOFT.CONCAT(&quot;(&quot;; [.$B62]; &quot;)&quot;))))" office:value-type="string" office:string-value="R061[2](G)" calcext:value-type="string">
            <text:p>R061[2](G)</text:p>
          </table:table-cell>
          <table:table-cell office:value-type="string" calcext:value-type="string">
            <text:p>Enemies will become harder to defeat and will deal more damage the more levels the player beats.</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G</text:p>
          </table:table-cell>
          <table:table-cell table:style-name="ce4" table:formula="of:=IF([.A63]=&quot;&quot;; &quot;&quot;;COM.MICROSOFT.CONCAT(&quot;R&quot;; TEXT( ROW()-1; &quot;000&quot;); &quot;[&quot;; [.$A63]; &quot;]&quot;; IF([.$B63]=&quot;&quot;;&quot;&quot;;COM.MICROSOFT.CONCAT(&quot;(&quot;; [.$B63]; &quot;)&quot;))))" office:value-type="string" office:string-value="R062[3](G)" calcext:value-type="string">
            <text:p>R062[3](G)</text:p>
          </table:table-cell>
          <table:table-cell office:value-type="string" calcext:value-type="string">
            <text:p>Different types of enemies will appear to attack the player.</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A</text:p>
          </table:table-cell>
          <table:table-cell table:style-name="ce4" table:formula="of:=IF([.A64]=&quot;&quot;; &quot;&quot;;COM.MICROSOFT.CONCAT(&quot;R&quot;; TEXT( ROW()-1; &quot;000&quot;); &quot;[&quot;; [.$A64]; &quot;]&quot;; IF([.$B64]=&quot;&quot;;&quot;&quot;;COM.MICROSOFT.CONCAT(&quot;(&quot;; [.$B64]; &quot;)&quot;))))" office:value-type="string" office:string-value="R063[3](A)" calcext:value-type="string">
            <text:p>R063[3](A)</text:p>
          </table:table-cell>
          <table:table-cell office:value-type="string" calcext:value-type="string">
            <text:p>A ground pound ability to allow the player to attack within a radius of himself</text:p>
          </table:table-cell>
        </table:table-row>
        <table:table-row table:style-name="ro1">
          <table:table-cell table:style-name="ce2" office:value-type="float" office:value="1" calcext:value-type="float">
            <text:p>1</text:p>
          </table:table-cell>
          <table:table-cell table:style-name="ce2" office:value-type="string" calcext:value-type="string">
            <text:p>A</text:p>
          </table:table-cell>
          <table:table-cell table:style-name="ce4" table:formula="of:=IF([.A65]=&quot;&quot;; &quot;&quot;;COM.MICROSOFT.CONCAT(&quot;R&quot;; TEXT( ROW()-1; &quot;000&quot;); &quot;[&quot;; [.$A65]; &quot;]&quot;; IF([.$B65]=&quot;&quot;;&quot;&quot;;COM.MICROSOFT.CONCAT(&quot;(&quot;; [.$B65]; &quot;)&quot;))))" office:value-type="string" office:string-value="R064[1](A)" calcext:value-type="string">
            <text:p>R064[1](A)</text:p>
          </table:table-cell>
          <table:table-cell office:value-type="string" calcext:value-type="string">
            <text:p>Abilities will all have upgrades corresponding to damage and recharge speed.</text:p>
          </table:table-cell>
        </table:table-row>
        <table:table-row table:style-name="ro1" table:visibility="filter">
          <table:table-cell table:style-name="ce2" office:value-type="float" office:value="3" calcext:value-type="float">
            <text:p>3</text:p>
          </table:table-cell>
          <table:table-cell table:style-name="ce2" office:value-type="string" calcext:value-type="string">
            <text:p>U</text:p>
          </table:table-cell>
          <table:table-cell table:style-name="ce4" table:formula="of:=IF([.A66]=&quot;&quot;; &quot;&quot;;COM.MICROSOFT.CONCAT(&quot;R&quot;; TEXT( ROW()-1; &quot;000&quot;); &quot;[&quot;; [.$A66]; &quot;]&quot;; IF([.$B66]=&quot;&quot;;&quot;&quot;;COM.MICROSOFT.CONCAT(&quot;(&quot;; [.$B66]; &quot;)&quot;))))" office:value-type="string" office:string-value="R065[3](U)" calcext:value-type="string">
            <text:p>R065[3](U)</text:p>
          </table:table-cell>
          <table:table-cell office:value-type="string" calcext:value-type="string">
            <text:p>Abilities will also have upgrades to change their properties</text:p>
          </table:table-cell>
        </table:table-row>
        <table:table-row table:style-name="ro1">
          <table:table-cell table:style-name="ce2" table:number-columns-repeated="2"/>
          <table:table-cell table:style-name="ce4" table:formula="of:=IF([.A67]=&quot;&quot;; &quot;&quot;;COM.MICROSOFT.CONCAT(&quot;R&quot;; TEXT( ROW()-1; &quot;000&quot;); &quot;[&quot;; [.$A67]; &quot;]&quot;; IF([.$B67]=&quot;&quot;;&quot;&quot;;COM.MICROSOFT.CONCAT(&quot;(&quot;; [.$B67]; &quot;)&quot;))))">
            <text:p/>
          </table:table-cell>
          <table:table-cell/>
        </table:table-row>
        <table:table-row table:style-name="ro1">
          <table:table-cell table:style-name="ce2" table:number-columns-repeated="2"/>
          <table:table-cell table:style-name="ce4" table:formula="of:=IF([.A68]=&quot;&quot;; &quot;&quot;;COM.MICROSOFT.CONCAT(&quot;R&quot;; TEXT( ROW()-1; &quot;000&quot;); &quot;[&quot;; [.$A68]; &quot;]&quot;; IF([.$B68]=&quot;&quot;;&quot;&quot;;COM.MICROSOFT.CONCAT(&quot;(&quot;; [.$B68]; &quot;)&quot;))))">
            <text:p/>
          </table:table-cell>
          <table:table-cell/>
        </table:table-row>
        <table:table-row table:style-name="ro1">
          <table:table-cell table:style-name="ce2" table:number-columns-repeated="2"/>
          <table:table-cell table:style-name="ce4" table:formula="of:=IF([.A69]=&quot;&quot;; &quot;&quot;;COM.MICROSOFT.CONCAT(&quot;R&quot;; TEXT( ROW()-1; &quot;000&quot;); &quot;[&quot;; [.$A69]; &quot;]&quot;; IF([.$B69]=&quot;&quot;;&quot;&quot;;COM.MICROSOFT.CONCAT(&quot;(&quot;; [.$B69]; &quot;)&quot;))))">
            <text:p/>
          </table:table-cell>
          <table:table-cell/>
        </table:table-row>
        <table:table-row table:style-name="ro1">
          <table:table-cell table:style-name="ce2" table:number-columns-repeated="2"/>
          <table:table-cell table:style-name="ce4" table:formula="of:=IF([.A70]=&quot;&quot;; &quot;&quot;;COM.MICROSOFT.CONCAT(&quot;R&quot;; TEXT( ROW()-1; &quot;000&quot;); &quot;[&quot;; [.$A70]; &quot;]&quot;; IF([.$B70]=&quot;&quot;;&quot;&quot;;COM.MICROSOFT.CONCAT(&quot;(&quot;; [.$B70]; &quot;)&quot;))))">
            <text:p/>
          </table:table-cell>
          <table:table-cell/>
        </table:table-row>
        <table:table-row table:style-name="ro1">
          <table:table-cell table:style-name="ce2" table:number-columns-repeated="2"/>
          <table:table-cell table:style-name="ce4" table:formula="of:=IF([.A71]=&quot;&quot;; &quot;&quot;;COM.MICROSOFT.CONCAT(&quot;R&quot;; TEXT( ROW()-1; &quot;000&quot;); &quot;[&quot;; [.$A71]; &quot;]&quot;; IF([.$B71]=&quot;&quot;;&quot;&quot;;COM.MICROSOFT.CONCAT(&quot;(&quot;; [.$B71]; &quot;)&quot;))))">
            <text:p/>
          </table:table-cell>
          <table:table-cell/>
        </table:table-row>
        <table:table-row table:style-name="ro1">
          <table:table-cell table:style-name="ce2" table:number-columns-repeated="2"/>
          <table:table-cell table:style-name="ce4" table:formula="of:=IF([.A72]=&quot;&quot;; &quot;&quot;;COM.MICROSOFT.CONCAT(&quot;R&quot;; TEXT( ROW()-1; &quot;000&quot;); &quot;[&quot;; [.$A72]; &quot;]&quot;; IF([.$B72]=&quot;&quot;;&quot;&quot;;COM.MICROSOFT.CONCAT(&quot;(&quot;; [.$B72]; &quot;)&quot;))))">
            <text:p/>
          </table:table-cell>
          <table:table-cell/>
        </table:table-row>
        <table:table-row table:style-name="ro1">
          <table:table-cell table:style-name="ce2" table:number-columns-repeated="2"/>
          <table:table-cell table:style-name="ce4" table:formula="of:=IF([.A73]=&quot;&quot;; &quot;&quot;;COM.MICROSOFT.CONCAT(&quot;R&quot;; TEXT( ROW()-1; &quot;000&quot;); &quot;[&quot;; [.$A73]; &quot;]&quot;; IF([.$B73]=&quot;&quot;;&quot;&quot;;COM.MICROSOFT.CONCAT(&quot;(&quot;; [.$B73]; &quot;)&quot;))))">
            <text:p/>
          </table:table-cell>
          <table:table-cell/>
        </table:table-row>
        <table:table-row table:style-name="ro1">
          <table:table-cell table:style-name="ce2" table:number-columns-repeated="2"/>
          <table:table-cell table:style-name="ce4" table:formula="of:=IF([.A74]=&quot;&quot;; &quot;&quot;;COM.MICROSOFT.CONCAT(&quot;R&quot;; TEXT( ROW()-1; &quot;000&quot;); &quot;[&quot;; [.$A74]; &quot;]&quot;; IF([.$B74]=&quot;&quot;;&quot;&quot;;COM.MICROSOFT.CONCAT(&quot;(&quot;; [.$B74]; &quot;)&quot;))))">
            <text:p/>
          </table:table-cell>
          <table:table-cell/>
        </table:table-row>
        <table:table-row table:style-name="ro1">
          <table:table-cell table:style-name="ce2" table:number-columns-repeated="2"/>
          <table:table-cell table:style-name="ce4" table:formula="of:=IF([.A75]=&quot;&quot;; &quot;&quot;;COM.MICROSOFT.CONCAT(&quot;R&quot;; TEXT( ROW()-1; &quot;000&quot;); &quot;[&quot;; [.$A75]; &quot;]&quot;; IF([.$B75]=&quot;&quot;;&quot;&quot;;COM.MICROSOFT.CONCAT(&quot;(&quot;; [.$B75]; &quot;)&quot;))))">
            <text:p/>
          </table:table-cell>
          <table:table-cell/>
        </table:table-row>
        <table:table-row table:style-name="ro1">
          <table:table-cell table:style-name="ce2" table:number-columns-repeated="2"/>
          <table:table-cell table:style-name="ce4" table:formula="of:=IF([.A76]=&quot;&quot;; &quot;&quot;;COM.MICROSOFT.CONCAT(&quot;R&quot;; TEXT( ROW()-1; &quot;000&quot;); &quot;[&quot;; [.$A76]; &quot;]&quot;; IF([.$B76]=&quot;&quot;;&quot;&quot;;COM.MICROSOFT.CONCAT(&quot;(&quot;; [.$B76]; &quot;)&quot;))))">
            <text:p/>
          </table:table-cell>
          <table:table-cell/>
        </table:table-row>
        <table:table-row table:style-name="ro1">
          <table:table-cell table:style-name="ce2" table:number-columns-repeated="2"/>
          <table:table-cell table:style-name="ce4" table:formula="of:=IF([.A77]=&quot;&quot;; &quot;&quot;;COM.MICROSOFT.CONCAT(&quot;R&quot;; TEXT( ROW()-1; &quot;000&quot;); &quot;[&quot;; [.$A77]; &quot;]&quot;; IF([.$B77]=&quot;&quot;;&quot;&quot;;COM.MICROSOFT.CONCAT(&quot;(&quot;; [.$B77]; &quot;)&quot;))))">
            <text:p/>
          </table:table-cell>
          <table:table-cell/>
        </table:table-row>
        <table:table-row table:style-name="ro1">
          <table:table-cell table:style-name="ce2" table:number-columns-repeated="2"/>
          <table:table-cell table:style-name="ce4" table:formula="of:=IF([.A78]=&quot;&quot;; &quot;&quot;;COM.MICROSOFT.CONCAT(&quot;R&quot;; TEXT( ROW()-1; &quot;000&quot;); &quot;[&quot;; [.$A78]; &quot;]&quot;; IF([.$B78]=&quot;&quot;;&quot;&quot;;COM.MICROSOFT.CONCAT(&quot;(&quot;; [.$B78]; &quot;)&quot;))))">
            <text:p/>
          </table:table-cell>
          <table:table-cell/>
        </table:table-row>
        <table:table-row table:style-name="ro1">
          <table:table-cell table:style-name="ce2" table:number-columns-repeated="2"/>
          <table:table-cell table:style-name="ce4" table:formula="of:=IF([.A79]=&quot;&quot;; &quot;&quot;;COM.MICROSOFT.CONCAT(&quot;R&quot;; TEXT( ROW()-1; &quot;000&quot;); &quot;[&quot;; [.$A79]; &quot;]&quot;; IF([.$B79]=&quot;&quot;;&quot;&quot;;COM.MICROSOFT.CONCAT(&quot;(&quot;; [.$B79]; &quot;)&quot;))))">
            <text:p/>
          </table:table-cell>
          <table:table-cell/>
        </table:table-row>
        <table:table-row table:style-name="ro1">
          <table:table-cell table:style-name="ce2" table:number-columns-repeated="2"/>
          <table:table-cell table:style-name="ce4" table:formula="of:=IF([.A80]=&quot;&quot;; &quot;&quot;;COM.MICROSOFT.CONCAT(&quot;R&quot;; TEXT( ROW()-1; &quot;000&quot;); &quot;[&quot;; [.$A80]; &quot;]&quot;; IF([.$B80]=&quot;&quot;;&quot;&quot;;COM.MICROSOFT.CONCAT(&quot;(&quot;; [.$B80]; &quot;)&quot;))))">
            <text:p/>
          </table:table-cell>
          <table:table-cell/>
        </table:table-row>
        <table:table-row table:style-name="ro1">
          <table:table-cell table:style-name="ce2" table:number-columns-repeated="2"/>
          <table:table-cell table:style-name="ce4" table:formula="of:=IF([.A81]=&quot;&quot;; &quot;&quot;;COM.MICROSOFT.CONCAT(&quot;R&quot;; TEXT( ROW()-1; &quot;000&quot;); &quot;[&quot;; [.$A81]; &quot;]&quot;; IF([.$B81]=&quot;&quot;;&quot;&quot;;COM.MICROSOFT.CONCAT(&quot;(&quot;; [.$B81]; &quot;)&quot;))))">
            <text:p/>
          </table:table-cell>
          <table:table-cell/>
        </table:table-row>
        <table:table-row table:style-name="ro1">
          <table:table-cell table:style-name="ce2" table:number-columns-repeated="2"/>
          <table:table-cell table:style-name="ce4" table:formula="of:=IF([.A82]=&quot;&quot;; &quot;&quot;;COM.MICROSOFT.CONCAT(&quot;R&quot;; TEXT( ROW()-1; &quot;000&quot;); &quot;[&quot;; [.$A82]; &quot;]&quot;; IF([.$B82]=&quot;&quot;;&quot;&quot;;COM.MICROSOFT.CONCAT(&quot;(&quot;; [.$B82]; &quot;)&quot;))))">
            <text:p/>
          </table:table-cell>
          <table:table-cell/>
        </table:table-row>
        <table:table-row table:style-name="ro1">
          <table:table-cell table:style-name="ce2" table:number-columns-repeated="2"/>
          <table:table-cell table:style-name="ce4" table:formula="of:=IF([.A83]=&quot;&quot;; &quot;&quot;;COM.MICROSOFT.CONCAT(&quot;R&quot;; TEXT( ROW()-1; &quot;000&quot;); &quot;[&quot;; [.$A83]; &quot;]&quot;; IF([.$B83]=&quot;&quot;;&quot;&quot;;COM.MICROSOFT.CONCAT(&quot;(&quot;; [.$B83]; &quot;)&quot;))))">
            <text:p/>
          </table:table-cell>
          <table:table-cell/>
        </table:table-row>
        <table:table-row table:style-name="ro1">
          <table:table-cell table:style-name="ce2" table:number-columns-repeated="2"/>
          <table:table-cell table:style-name="ce4" table:formula="of:=IF([.A84]=&quot;&quot;; &quot;&quot;;COM.MICROSOFT.CONCAT(&quot;R&quot;; TEXT( ROW()-1; &quot;000&quot;); &quot;[&quot;; [.$A84]; &quot;]&quot;; IF([.$B84]=&quot;&quot;;&quot;&quot;;COM.MICROSOFT.CONCAT(&quot;(&quot;; [.$B84]; &quot;)&quot;))))">
            <text:p/>
          </table:table-cell>
          <table:table-cell/>
        </table:table-row>
        <table:table-row table:style-name="ro1">
          <table:table-cell table:style-name="ce2" table:number-columns-repeated="2"/>
          <table:table-cell table:style-name="ce4" table:formula="of:=IF([.A85]=&quot;&quot;; &quot;&quot;;COM.MICROSOFT.CONCAT(&quot;R&quot;; TEXT( ROW()-1; &quot;000&quot;); &quot;[&quot;; [.$A85]; &quot;]&quot;; IF([.$B85]=&quot;&quot;;&quot;&quot;;COM.MICROSOFT.CONCAT(&quot;(&quot;; [.$B85]; &quot;)&quot;))))">
            <text:p/>
          </table:table-cell>
          <table:table-cell/>
        </table:table-row>
        <table:table-row table:style-name="ro1">
          <table:table-cell table:style-name="ce2" table:number-columns-repeated="2"/>
          <table:table-cell table:style-name="ce4" table:formula="of:=IF([.A86]=&quot;&quot;; &quot;&quot;;COM.MICROSOFT.CONCAT(&quot;R&quot;; TEXT( ROW()-1; &quot;000&quot;); &quot;[&quot;; [.$A86]; &quot;]&quot;; IF([.$B86]=&quot;&quot;;&quot;&quot;;COM.MICROSOFT.CONCAT(&quot;(&quot;; [.$B86]; &quot;)&quot;))))">
            <text:p/>
          </table:table-cell>
          <table:table-cell/>
        </table:table-row>
        <table:table-row table:style-name="ro1">
          <table:table-cell table:style-name="ce2" table:number-columns-repeated="2"/>
          <table:table-cell table:style-name="ce4" table:formula="of:=IF([.A87]=&quot;&quot;; &quot;&quot;;COM.MICROSOFT.CONCAT(&quot;R&quot;; TEXT( ROW()-1; &quot;000&quot;); &quot;[&quot;; [.$A87]; &quot;]&quot;; IF([.$B87]=&quot;&quot;;&quot;&quot;;COM.MICROSOFT.CONCAT(&quot;(&quot;; [.$B87]; &quot;)&quot;))))">
            <text:p/>
          </table:table-cell>
          <table:table-cell/>
        </table:table-row>
        <table:table-row table:style-name="ro1">
          <table:table-cell table:style-name="ce2" table:number-columns-repeated="2"/>
          <table:table-cell table:style-name="ce4" table:formula="of:=IF([.A88]=&quot;&quot;; &quot;&quot;;COM.MICROSOFT.CONCAT(&quot;R&quot;; TEXT( ROW()-1; &quot;000&quot;); &quot;[&quot;; [.$A88]; &quot;]&quot;; IF([.$B88]=&quot;&quot;;&quot;&quot;;COM.MICROSOFT.CONCAT(&quot;(&quot;; [.$B88]; &quot;)&quot;))))">
            <text:p/>
          </table:table-cell>
          <table:table-cell/>
        </table:table-row>
        <table:table-row table:style-name="ro1">
          <table:table-cell table:style-name="ce2" table:number-columns-repeated="2"/>
          <table:table-cell table:style-name="ce4" table:formula="of:=IF([.A89]=&quot;&quot;; &quot;&quot;;COM.MICROSOFT.CONCAT(&quot;R&quot;; TEXT( ROW()-1; &quot;000&quot;); &quot;[&quot;; [.$A89]; &quot;]&quot;; IF([.$B89]=&quot;&quot;;&quot;&quot;;COM.MICROSOFT.CONCAT(&quot;(&quot;; [.$B89]; &quot;)&quot;))))">
            <text:p/>
          </table:table-cell>
          <table:table-cell/>
        </table:table-row>
        <table:table-row table:style-name="ro1">
          <table:table-cell table:style-name="ce2" table:number-columns-repeated="2"/>
          <table:table-cell table:style-name="ce4" table:formula="of:=IF([.A90]=&quot;&quot;; &quot;&quot;;COM.MICROSOFT.CONCAT(&quot;R&quot;; TEXT( ROW()-1; &quot;000&quot;); &quot;[&quot;; [.$A90]; &quot;]&quot;; IF([.$B90]=&quot;&quot;;&quot;&quot;;COM.MICROSOFT.CONCAT(&quot;(&quot;; [.$B90]; &quot;)&quot;))))">
            <text:p/>
          </table:table-cell>
          <table:table-cell/>
        </table:table-row>
        <table:table-row table:style-name="ro1">
          <table:table-cell table:style-name="ce2" table:number-columns-repeated="2"/>
          <table:table-cell table:style-name="ce4" table:formula="of:=IF([.A91]=&quot;&quot;; &quot;&quot;;COM.MICROSOFT.CONCAT(&quot;R&quot;; TEXT( ROW()-1; &quot;000&quot;); &quot;[&quot;; [.$A91]; &quot;]&quot;; IF([.$B91]=&quot;&quot;;&quot;&quot;;COM.MICROSOFT.CONCAT(&quot;(&quot;; [.$B91]; &quot;)&quot;))))">
            <text:p/>
          </table:table-cell>
          <table:table-cell/>
        </table:table-row>
        <table:table-row table:style-name="ro1">
          <table:table-cell table:style-name="ce2" table:number-columns-repeated="2"/>
          <table:table-cell table:style-name="ce4" table:formula="of:=IF([.A92]=&quot;&quot;; &quot;&quot;;COM.MICROSOFT.CONCAT(&quot;R&quot;; TEXT( ROW()-1; &quot;000&quot;); &quot;[&quot;; [.$A92]; &quot;]&quot;; IF([.$B92]=&quot;&quot;;&quot;&quot;;COM.MICROSOFT.CONCAT(&quot;(&quot;; [.$B92]; &quot;)&quot;))))">
            <text:p/>
          </table:table-cell>
          <table:table-cell/>
        </table:table-row>
        <table:table-row table:style-name="ro1">
          <table:table-cell table:style-name="ce2" table:number-columns-repeated="2"/>
          <table:table-cell table:style-name="ce4" table:formula="of:=IF([.A93]=&quot;&quot;; &quot;&quot;;COM.MICROSOFT.CONCAT(&quot;R&quot;; TEXT( ROW()-1; &quot;000&quot;); &quot;[&quot;; [.$A93]; &quot;]&quot;; IF([.$B93]=&quot;&quot;;&quot;&quot;;COM.MICROSOFT.CONCAT(&quot;(&quot;; [.$B93]; &quot;)&quot;))))">
            <text:p/>
          </table:table-cell>
          <table:table-cell/>
        </table:table-row>
        <table:table-row table:style-name="ro1">
          <table:table-cell table:style-name="ce2" table:number-columns-repeated="2"/>
          <table:table-cell table:style-name="ce4" table:formula="of:=IF([.A94]=&quot;&quot;; &quot;&quot;;COM.MICROSOFT.CONCAT(&quot;R&quot;; TEXT( ROW()-1; &quot;000&quot;); &quot;[&quot;; [.$A94]; &quot;]&quot;; IF([.$B94]=&quot;&quot;;&quot;&quot;;COM.MICROSOFT.CONCAT(&quot;(&quot;; [.$B94]; &quot;)&quot;))))">
            <text:p/>
          </table:table-cell>
          <table:table-cell/>
        </table:table-row>
        <table:table-row table:style-name="ro1">
          <table:table-cell table:style-name="ce2" table:number-columns-repeated="2"/>
          <table:table-cell table:style-name="ce4" table:formula="of:=IF([.A95]=&quot;&quot;; &quot;&quot;;COM.MICROSOFT.CONCAT(&quot;R&quot;; TEXT( ROW()-1; &quot;000&quot;); &quot;[&quot;; [.$A95]; &quot;]&quot;; IF([.$B95]=&quot;&quot;;&quot;&quot;;COM.MICROSOFT.CONCAT(&quot;(&quot;; [.$B95]; &quot;)&quot;))))">
            <text:p/>
          </table:table-cell>
          <table:table-cell/>
        </table:table-row>
        <table:table-row table:style-name="ro1">
          <table:table-cell table:style-name="ce2" table:number-columns-repeated="2"/>
          <table:table-cell table:style-name="ce4" table:formula="of:=IF([.A96]=&quot;&quot;; &quot;&quot;;COM.MICROSOFT.CONCAT(&quot;R&quot;; TEXT( ROW()-1; &quot;000&quot;); &quot;[&quot;; [.$A96]; &quot;]&quot;; IF([.$B96]=&quot;&quot;;&quot;&quot;;COM.MICROSOFT.CONCAT(&quot;(&quot;; [.$B96]; &quot;)&quot;))))">
            <text:p/>
          </table:table-cell>
          <table:table-cell/>
        </table:table-row>
        <table:table-row table:style-name="ro1">
          <table:table-cell table:style-name="ce2" table:number-columns-repeated="2"/>
          <table:table-cell table:style-name="ce4" table:formula="of:=IF([.A97]=&quot;&quot;; &quot;&quot;;COM.MICROSOFT.CONCAT(&quot;R&quot;; TEXT( ROW()-1; &quot;000&quot;); &quot;[&quot;; [.$A97]; &quot;]&quot;; IF([.$B97]=&quot;&quot;;&quot;&quot;;COM.MICROSOFT.CONCAT(&quot;(&quot;; [.$B97]; &quot;)&quot;))))">
            <text:p/>
          </table:table-cell>
          <table:table-cell/>
        </table:table-row>
        <table:table-row table:style-name="ro1">
          <table:table-cell table:style-name="ce2" table:number-columns-repeated="2"/>
          <table:table-cell table:style-name="ce4" table:formula="of:=IF([.A98]=&quot;&quot;; &quot;&quot;;COM.MICROSOFT.CONCAT(&quot;R&quot;; TEXT( ROW()-1; &quot;000&quot;); &quot;[&quot;; [.$A98]; &quot;]&quot;; IF([.$B98]=&quot;&quot;;&quot;&quot;;COM.MICROSOFT.CONCAT(&quot;(&quot;; [.$B98]; &quot;)&quot;))))">
            <text:p/>
          </table:table-cell>
          <table:table-cell/>
        </table:table-row>
        <table:table-row table:style-name="ro1">
          <table:table-cell table:style-name="ce2" table:number-columns-repeated="2"/>
          <table:table-cell table:style-name="ce4" table:formula="of:=IF([.A99]=&quot;&quot;; &quot;&quot;;COM.MICROSOFT.CONCAT(&quot;R&quot;; TEXT( ROW()-1; &quot;000&quot;); &quot;[&quot;; [.$A99]; &quot;]&quot;; IF([.$B99]=&quot;&quot;;&quot;&quot;;COM.MICROSOFT.CONCAT(&quot;(&quot;; [.$B99]; &quot;)&quot;))))">
            <text:p/>
          </table:table-cell>
          <table:table-cell/>
        </table:table-row>
        <table:table-row table:style-name="ro1">
          <table:table-cell table:style-name="ce2" table:number-columns-repeated="2"/>
          <table:table-cell table:style-name="ce4" table:formula="of:=IF([.A100]=&quot;&quot;; &quot;&quot;;COM.MICROSOFT.CONCAT(&quot;R&quot;; TEXT( ROW()-1; &quot;000&quot;); &quot;[&quot;; [.$A100]; &quot;]&quot;; IF([.$B100]=&quot;&quot;;&quot;&quot;;COM.MICROSOFT.CONCAT(&quot;(&quot;; [.$B100]; &quot;)&quot;))))">
            <text:p/>
          </table:table-cell>
          <table:table-cell/>
        </table:table-row>
        <table:table-row table:style-name="ro1">
          <table:table-cell table:number-columns-repeated="2"/>
          <table:table-cell table:style-name="ce4" table:formula="of:=IF([.A101]=&quot;&quot;; &quot;&quot;;COM.MICROSOFT.CONCAT(&quot;R&quot;; TEXT( #REF!; &quot;000&quot;); &quot;[&quot;; [.$A101]; &quot;]&quot;; IF([.$B101]=&quot;&quot;;&quot;&quot;;COM.MICROSOFT.CONCAT(&quot;(&quot;; [.$B101]; &quot;)&quot;))))">
            <text:p/>
          </table:table-cell>
          <table:table-cell/>
        </table:table-row>
        <table:table-row table:style-name="ro1" table:number-rows-repeated="1048474">
          <table:table-cell table:number-columns-repeated="4"/>
        </table:table-row>
        <table:table-row table:style-name="ro1">
          <table:table-cell table:number-columns-repeated="4"/>
        </table:table-row>
      </table:table>
      <table:table table:name="Use Case Scenario" table:style-name="ta1">
        <table:table-column table:style-name="co3" table:default-cell-style-name="ce1"/>
        <table:table-column table:style-name="co5" table:default-cell-style-name="ce7"/>
        <table:table-column table:style-name="co3" table:default-cell-style-name="ce1"/>
        <table:table-column table:style-name="co6" table:default-cell-style-name="ce1"/>
        <table:table-column table:style-name="co7" table:number-columns-repeated="3" table:default-cell-style-name="ce11"/>
        <table:table-row table:style-name="ro1">
          <table:table-cell office:value-type="string" calcext:value-type="string">
            <text:p>Code</text:p>
          </table:table-cell>
          <table:table-cell office:value-type="string" calcext:value-type="string">
            <text:p>Title</text:p>
          </table:table-cell>
          <table:table-cell office:value-type="string" calcext:value-type="string">
            <text:p>Actor</text:p>
          </table:table-cell>
          <table:table-cell office:value-type="string" calcext:value-type="string">
            <text:p>Use Case</text:p>
          </table:table-cell>
          <table:table-cell table:style-name="ce7" office:value-type="string" calcext:value-type="string">
            <text:p>Precondition</text:p>
          </table:table-cell>
          <table:table-cell table:style-name="ce7" office:value-type="string" calcext:value-type="string">
            <text:p>Action</text:p>
          </table:table-cell>
          <table:table-cell table:style-name="ce7" office:value-type="string" calcext:value-type="string">
            <text:p>Postcondition</text:p>
          </table:table-cell>
        </table:table-row>
        <table:table-row table:style-name="ro2">
          <table:table-cell table:style-name="ce7" table:formula="of:=IF([.$B2]=&quot;&quot;;&quot;&quot;;COM.MICROSOFT.CONCAT(&quot;UCS-&quot;; TEXT(ROW()-1; &quot;000&quot;)))" office:value-type="string" office:string-value="UCS-001" calcext:value-type="string">
            <text:p>UCS-001</text:p>
          </table:table-cell>
          <table:table-cell office:value-type="string" calcext:value-type="string">
            <text:p>Player Character Movement</text:p>
          </table:table-cell>
          <table:table-cell table:style-name="ce7" office:value-type="string" calcext:value-type="string">
            <text:p>Player</text:p>
          </table:table-cell>
          <table:table-cell table:style-name="ce7" office:value-type="string" calcext:value-type="string">
            <text:p>Main Character</text:p>
          </table:table-cell>
          <table:table-cell office:value-type="string" calcext:value-type="string">
            <text:p>1. Player must be free to move from any obstacles</text:p>
            <text:p>2. Player must not be getting hit</text:p>
          </table:table-cell>
          <table:table-cell office:value-type="string" calcext:value-type="string">
            <text:p>1. Player will press a direction they want to move in</text:p>
            <text:p>2. Left and Right will move them the corresponding direction with respect to the camera</text:p>
            <text:p>3. Up and Down will move them away and towards the camera </text:p>
          </table:table-cell>
          <table:table-cell office:value-type="string" calcext:value-type="string">
            <text:p>1. The player will then move in the corresponding direction with speed equaling the speed of the character</text:p>
          </table:table-cell>
        </table:table-row>
        <table:table-row table:style-name="ro3">
          <table:table-cell table:style-name="ce7" table:formula="of:=IF([.$B3]=&quot;&quot;;&quot;&quot;;COM.MICROSOFT.CONCAT(&quot;UCS-&quot;; TEXT(ROW()-1; &quot;000&quot;)))" office:value-type="string" office:string-value="UCS-002" calcext:value-type="string">
            <text:p>UCS-002</text:p>
          </table:table-cell>
          <table:table-cell office:value-type="string" calcext:value-type="string">
            <text:p>Player Character Attack</text:p>
          </table:table-cell>
          <table:table-cell office:value-type="string" calcext:value-type="string">
            <text:p>Player </text:p>
          </table:table-cell>
          <table:table-cell office:value-type="string" calcext:value-type="string">
            <text:p>Main Character</text:p>
          </table:table-cell>
          <table:table-cell office:value-type="string" calcext:value-type="string">
            <text:p>1. Player must not be getting hit</text:p>
          </table:table-cell>
          <table:table-cell office:value-type="string" calcext:value-type="string">
            <text:p>1. Player will press the attack button</text:p>
          </table:table-cell>
          <table:table-cell office:value-type="string" calcext:value-type="string">
            <text:p>1. The player will do the animation for attacking.</text:p>
            <text:p>2. A hitbox will appear in front of the player where enemies can get hit</text:p>
          </table:table-cell>
        </table:table-row>
        <table:table-row table:style-name="ro3">
          <table:table-cell table:style-name="ce7" table:formula="of:=IF([.$B4]=&quot;&quot;;&quot;&quot;;COM.MICROSOFT.CONCAT(&quot;UCS-&quot;; TEXT(ROW()-1; &quot;000&quot;)))" office:value-type="string" office:string-value="UCS-003" calcext:value-type="string">
            <text:p>UCS-003</text:p>
          </table:table-cell>
          <table:table-cell office:value-type="string" calcext:value-type="string">
            <text:p>Player Character Ability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ext:p>2. Player must have an active ability picked up</text:p>
          </table:table-cell>
          <table:table-cell office:value-type="string" calcext:value-type="string">
            <text:p>1. Player will press the ability button</text:p>
          </table:table-cell>
          <table:table-cell office:value-type="string" calcext:value-type="string">
            <text:p>1. The player will do the animation for ability use</text:p>
            <text:p>2. The player will use the ability (whether thats a projectile or an attack)</text:p>
          </table:table-cell>
        </table:table-row>
        <table:table-row table:style-name="ro4">
          <table:table-cell table:style-name="ce7" table:formula="of:=IF([.$B5]=&quot;&quot;;&quot;&quot;;COM.MICROSOFT.CONCAT(&quot;UCS-&quot;; TEXT(ROW()-1; &quot;000&quot;)))" office:value-type="string" office:string-value="UCS-004" calcext:value-type="string">
            <text:p>UCS-004</text:p>
          </table:table-cell>
          <table:table-cell office:value-type="string" calcext:value-type="string">
            <text:p>Player Character Pause</text:p>
          </table:table-cell>
          <table:table-cell office:value-type="string" calcext:value-type="string">
            <text:p>Player</text:p>
          </table:table-cell>
          <table:table-cell office:value-type="string" calcext:value-type="string">
            <text:p>Game State</text:p>
          </table:table-cell>
          <table:table-cell/>
          <table:table-cell office:value-type="string" calcext:value-type="string">
            <text:p>1. Player will press the pause button</text:p>
          </table:table-cell>
          <table:table-cell office:value-type="string" calcext:value-type="string">
            <text:p>1. The game state will pause/unpause on whatever is happening</text:p>
            <text:p>2. Inputs towards the game will not be taken</text:p>
            <text:p><text:span text:style-name="T1">3. The game will show a pause menu</text:span></text:p>
          </table:table-cell>
        </table:table-row>
        <table:table-row table:style-name="ro5">
          <table:table-cell table:style-name="ce7" table:formula="of:=IF([.$B6]=&quot;&quot;;&quot;&quot;;COM.MICROSOFT.CONCAT(&quot;UCS-&quot;; TEXT(ROW()-1; &quot;000&quot;)))" office:value-type="string" office:string-value="UCS-005" calcext:value-type="string">
            <text:p>UCS-005</text:p>
          </table:table-cell>
          <table:table-cell office:value-type="string" calcext:value-type="string">
            <text:p>Player Character Inventory</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able:table-cell>
          <table:table-cell office:value-type="string" calcext:value-type="string">
            <text:p>1. Player will press the inventory button</text:p>
          </table:table-cell>
          <table:table-cell office:value-type="string" calcext:value-type="string">
            <text:p>1. The game will show the current upgrades and abilities that the player has</text:p>
          </table:table-cell>
        </table:table-row>
        <table:table-row table:style-name="ro6">
          <table:table-cell table:style-name="ce7" table:formula="of:=IF([.$B7]=&quot;&quot;;&quot;&quot;;COM.MICROSOFT.CONCAT(&quot;UCS-&quot;; TEXT(ROW()-1; &quot;000&quot;)))" office:value-type="string" office:string-value="UCS-006" calcext:value-type="string">
            <text:p>UCS-006</text:p>
          </table:table-cell>
          <table:table-cell office:value-type="string" calcext:value-type="string">
            <text:p>Player Buy Items</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not be getting hit</text:p>
            <text:p>2. Player must have enough score to buy item</text:p>
            <text:p>3. Player must be near shopkeeper</text:p>
          </table:table-cell>
          <table:table-cell office:value-type="string" calcext:value-type="string">
            <text:p>1. Player will walk over button that corresponds to item</text:p>
          </table:table-cell>
          <table:table-cell office:value-type="string" calcext:value-type="string">
            <text:p>1. The shopkeeper will remove the item that they have chosen.</text:p>
            <text:p>2. The shopkeeper will remove the corresponding score from the player</text:p>
            <text:p>3. The player will gain the ability or upgrade they choose.</text:p>
          </table:table-cell>
        </table:table-row>
        <table:table-row table:style-name="ro3">
          <table:table-cell table:style-name="ce7" table:formula="of:=IF([.$B8]=&quot;&quot;;&quot;&quot;;COM.MICROSOFT.CONCAT(&quot;UCS-&quot;; TEXT(ROW()-1; &quot;000&quot;)))" office:value-type="string" office:string-value="UCS-007" calcext:value-type="string">
            <text:p>UCS-007</text:p>
          </table:table-cell>
          <table:table-cell office:value-type="string" calcext:value-type="string">
            <text:p>Upgrade Apply</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buys the upgrade from shop</text:p>
          </table:table-cell>
          <table:table-cell/>
          <table:table-cell office:value-type="string" calcext:value-type="string">
            <text:p>1. The corresponding upgrade will apply to the character augmenting their stats</text:p>
            <text:p>2. The upgrade will show in their inventory</text:p>
          </table:table-cell>
        </table:table-row>
        <table:table-row table:style-name="ro2">
          <table:table-cell table:style-name="ce7" table:formula="of:=IF([.$B9]=&quot;&quot;;&quot;&quot;;COM.MICROSOFT.CONCAT(&quot;UCS-&quot;; TEXT(ROW()-1; &quot;000&quot;)))" office:value-type="string" office:string-value="UCS-008" calcext:value-type="string">
            <text:p>UCS-008</text:p>
          </table:table-cell>
          <table:table-cell office:value-type="string" calcext:value-type="string">
            <text:p>Player Character Hit</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ran into an active hitbox</text:p>
          </table:table-cell>
          <table:table-cell/>
          <table:table-cell office:value-type="string" calcext:value-type="string">
            <text:p>1. The player will decrease the health by the hitboxes attack minus the players defense</text:p>
            <text:p>2. The player will play the hit animation for a duration determined by a attack speed of the character</text:p>
            <text:p>3. The score multiplier is set to 1</text:p>
          </table:table-cell>
        </table:table-row>
        <table:table-row table:style-name="ro4">
          <table:table-cell table:style-name="ce7" table:formula="of:=IF([.$B10]=&quot;&quot;;&quot;&quot;;COM.MICROSOFT.CONCAT(&quot;UCS-&quot;; TEXT(ROW()-1; &quot;000&quot;)))" office:value-type="string" office:string-value="UCS-009" calcext:value-type="string">
            <text:p>UCS-009</text:p>
          </table:table-cell>
          <table:table-cell office:value-type="string" calcext:value-type="string">
            <text:p>Enemy Character Hit</text:p>
          </table:table-cell>
          <table:table-cell office:value-type="string" calcext:value-type="string">
            <text:p>System</text:p>
          </table:table-cell>
          <table:table-cell office:value-type="string" calcext:value-type="string">
            <text:p>Enemy</text:p>
          </table:table-cell>
          <table:table-cell office:value-type="string" calcext:value-type="string">
            <text:p>1. Enemy ran into a player’s active hitbox</text:p>
          </table:table-cell>
          <table:table-cell/>
          <table:table-cell office:value-type="string" calcext:value-type="string">
            <text:p>1. The enemy will decrease the health by the hitboxes attack minus the enemy’s defense</text:p>
            <text:p>2. The enemy will play the hit animation for a duration determined by a attack speed of the enemy</text:p>
          </table:table-cell>
        </table:table-row>
        <table:table-row table:style-name="ro5">
          <table:table-cell table:style-name="ce7" table:formula="of:=IF([.$B11]=&quot;&quot;;&quot;&quot;;COM.MICROSOFT.CONCAT(&quot;UCS-&quot;; TEXT(ROW()-1; &quot;000&quot;)))" office:value-type="string" office:string-value="UCS-010" calcext:value-type="string">
            <text:p>UCS-010</text:p>
          </table:table-cell>
          <table:table-cell office:value-type="string" calcext:value-type="string">
            <text:p>Enemy Spawn</text:p>
          </table:table-cell>
          <table:table-cell office:value-type="string" calcext:value-type="string">
            <text:p>System</text:p>
          </table:table-cell>
          <table:table-cell office:value-type="string" calcext:value-type="string">
            <text:p>Enemy</text:p>
          </table:table-cell>
          <table:table-cell office:value-type="string" calcext:value-type="string">
            <text:p>1. The player is not in the shop</text:p>
            <text:p>2. The round is not over</text:p>
          </table:table-cell>
          <table:table-cell office:value-type="string" calcext:value-type="string">
            <text:p>1. Enemy will spawn in the designated spawn locations outside of the players reach</text:p>
          </table:table-cell>
          <table:table-cell office:value-type="string" calcext:value-type="string">
            <text:p>1. The designated number of enemies that will spawn decreases by the amount of enemies spawned</text:p>
          </table:table-cell>
        </table:table-row>
        <table:table-row table:style-name="ro1">
          <table:table-cell table:style-name="ce7" table:formula="of:=IF([.$B12]=&quot;&quot;;&quot;&quot;;COM.MICROSOFT.CONCAT(&quot;UCS-&quot;; TEXT(ROW()-1; &quot;000&quot;)))" office:value-type="string" office:string-value="UCS-011" calcext:value-type="string">
            <text:p>UCS-011</text:p>
          </table:table-cell>
          <table:table-cell office:value-type="string" calcext:value-type="string">
            <text:p>Enemy Behavior</text:p>
          </table:table-cell>
          <table:table-cell office:value-type="string" calcext:value-type="string">
            <text:p>System</text:p>
          </table:table-cell>
          <table:table-cell office:value-type="string" calcext:value-type="string">
            <text:p>Enemy</text:p>
          </table:table-cell>
          <table:table-cell office:value-type="string" calcext:value-type="string">
            <text:p>1. The enemy is not getting hit</text:p>
          </table:table-cell>
          <table:table-cell office:value-type="string" calcext:value-type="string">
            <text:p>1. Enemy will try to walk towards the player</text:p>
          </table:table-cell>
          <table:table-cell/>
        </table:table-row>
        <table:table-row table:style-name="ro3">
          <table:table-cell table:style-name="ce7" table:formula="of:=IF([.$B13]=&quot;&quot;;&quot;&quot;;COM.MICROSOFT.CONCAT(&quot;UCS-&quot;; TEXT(ROW()-1; &quot;000&quot;)))" office:value-type="string" office:string-value="UCS-012" calcext:value-type="string">
            <text:p>UCS-012</text:p>
          </table:table-cell>
          <table:table-cell office:value-type="string" calcext:value-type="string">
            <text:p>Enemy Attack</text:p>
          </table:table-cell>
          <table:table-cell office:value-type="string" calcext:value-type="string">
            <text:p>System</text:p>
          </table:table-cell>
          <table:table-cell office:value-type="string" calcext:value-type="string">
            <text:p>Enemy</text:p>
          </table:table-cell>
          <table:table-cell office:value-type="string" calcext:value-type="string">
            <text:p>1. The enemy is close enough to the player</text:p>
            <text:p>2. The enemy is not getting hit</text:p>
          </table:table-cell>
          <table:table-cell office:value-type="string" calcext:value-type="string">
            <text:p>1. Enemy will initiate an attack action</text:p>
          </table:table-cell>
          <table:table-cell office:value-type="string" calcext:value-type="string">
            <text:p>1. The enemy will do the animation for attacking</text:p>
            <text:p>2. A hitbox will appear in front of the enemy where the player can get hit</text:p>
          </table:table-cell>
        </table:table-row>
        <table:table-row table:style-name="ro5">
          <table:table-cell table:style-name="ce7" table:formula="of:=IF([.$B14]=&quot;&quot;;&quot;&quot;;COM.MICROSOFT.CONCAT(&quot;UCS-&quot;; TEXT(ROW()-1; &quot;000&quot;)))" office:value-type="string" office:string-value="UCS-013" calcext:value-type="string">
            <text:p>UCS-013</text:p>
          </table:table-cell>
          <table:table-cell office:value-type="string" calcext:value-type="string">
            <text:p>Score Multiplier Increa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itbox’s collided with an enemy</text:p>
          </table:table-cell>
          <table:table-cell office:value-type="string" calcext:value-type="string">
            <text:p>1. The score multiplier is increased by 1</text:p>
          </table:table-cell>
          <table:table-cell/>
        </table:table-row>
        <table:table-row table:style-name="ro5">
          <table:table-cell table:style-name="ce7" table:formula="of:=IF([.$B15]=&quot;&quot;;&quot;&quot;;COM.MICROSOFT.CONCAT(&quot;UCS-&quot;; TEXT(ROW()-1; &quot;000&quot;)))" office:value-type="string" office:string-value="UCS-014" calcext:value-type="string">
            <text:p>UCS-014</text:p>
          </table:table-cell>
          <table:table-cell office:value-type="string" calcext:value-type="string">
            <text:p>Score Increa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itbox’s collided with an enemy</text:p>
          </table:table-cell>
          <table:table-cell office:value-type="string" calcext:value-type="string">
            <text:p>1. The score is increased by the enemy points times the score multiplier</text:p>
          </table:table-cell>
          <table:table-cell/>
        </table:table-row>
        <table:table-row table:style-name="ro5">
          <table:table-cell table:style-name="ce7" table:formula="of:=IF([.$B16]=&quot;&quot;;&quot;&quot;;COM.MICROSOFT.CONCAT(&quot;UCS-&quot;; TEXT(ROW()-1; &quot;000&quot;)))" office:value-type="string" office:string-value="UCS-015" calcext:value-type="string">
            <text:p>UCS-015</text:p>
          </table:table-cell>
          <table:table-cell office:value-type="string" calcext:value-type="string">
            <text:p>Ability Obtain</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buys the ability from shop</text:p>
          </table:table-cell>
          <table:table-cell/>
          <table:table-cell office:value-type="string" calcext:value-type="string">
            <text:p>1. The ability will show in the inventory and be able to be used</text:p>
          </table:table-cell>
        </table:table-row>
        <table:table-row table:style-name="ro1">
          <table:table-cell table:style-name="ce7" table:formula="of:=IF([.$B17]=&quot;&quot;;&quot;&quot;;COM.MICROSOFT.CONCAT(&quot;UCS-&quot;; TEXT(ROW()-1; &quot;000&quot;)))" office:value-type="string" office:string-value="UCS-016" calcext:value-type="string">
            <text:p>UCS-016</text:p>
          </table:table-cell>
          <table:table-cell office:value-type="string" calcext:value-type="string">
            <text:p>Wave Clear</text:p>
          </table:table-cell>
          <table:table-cell office:value-type="string" calcext:value-type="string">
            <text:p>System</text:p>
          </table:table-cell>
          <table:table-cell office:value-type="string" calcext:value-type="string">
            <text:p>Level</text:p>
          </table:table-cell>
          <table:table-cell office:value-type="string" calcext:value-type="string">
            <text:p>1. Player defeats all waves of enemies in the level</text:p>
          </table:table-cell>
          <table:table-cell office:value-type="string" calcext:value-type="string">
            <text:p>1. The door to the next level will appear</text:p>
          </table:table-cell>
          <table:table-cell/>
        </table:table-row>
        <table:table-row table:style-name="ro1">
          <table:table-cell table:style-name="ce7" table:formula="of:=IF([.$B18]=&quot;&quot;;&quot;&quot;;COM.MICROSOFT.CONCAT(&quot;UCS-&quot;; TEXT(ROW()-1; &quot;000&quot;)))" office:value-type="string" office:string-value="UCS-017" calcext:value-type="string">
            <text:p>UCS-017</text:p>
          </table:table-cell>
          <table:table-cell office:value-type="string" calcext:value-type="string">
            <text:p>Level Transition</text:p>
          </table:table-cell>
          <table:table-cell office:value-type="string" calcext:value-type="string">
            <text:p>System</text:p>
          </table:table-cell>
          <table:table-cell office:value-type="string" calcext:value-type="string">
            <text:p>Main Character</text:p>
          </table:table-cell>
          <table:table-cell office:value-type="string" calcext:value-type="string">
            <text:p>1. Door to the next level is shown</text:p>
          </table:table-cell>
          <table:table-cell office:value-type="string" calcext:value-type="string">
            <text:p>1. Player walks up to the door</text:p>
          </table:table-cell>
          <table:table-cell office:value-type="string" calcext:value-type="string">
            <text:p>1. The next level will be loaded</text:p>
          </table:table-cell>
        </table:table-row>
        <table:table-row table:style-name="ro1">
          <table:table-cell table:style-name="ce7" table:formula="of:=IF([.$B19]=&quot;&quot;;&quot;&quot;;COM.MICROSOFT.CONCAT(&quot;UCS-&quot;; TEXT(ROW()-1; &quot;000&quot;)))" office:value-type="string" office:string-value="UCS-018" calcext:value-type="string">
            <text:p>UCS-018</text:p>
          </table:table-cell>
          <table:table-cell office:value-type="string" calcext:value-type="string">
            <text:p>Level Load</text:p>
          </table:table-cell>
          <table:table-cell office:value-type="string" calcext:value-type="string">
            <text:p>System</text:p>
          </table:table-cell>
          <table:table-cell office:value-type="string" calcext:value-type="string">
            <text:p>Level</text:p>
          </table:table-cell>
          <table:table-cell office:value-type="string" calcext:value-type="string">
            <text:p>1. The player is active in the level</text:p>
          </table:table-cell>
          <table:table-cell/>
          <table:table-cell office:value-type="string" calcext:value-type="string">
            <text:p>1. After short time the waves will begin</text:p>
          </table:table-cell>
        </table:table-row>
        <table:table-row table:style-name="ro3">
          <table:table-cell table:style-name="ce7" table:formula="of:=IF([.$B20]=&quot;&quot;;&quot;&quot;;COM.MICROSOFT.CONCAT(&quot;UCS-&quot;; TEXT(ROW()-1; &quot;000&quot;)))" office:value-type="string" office:string-value="UCS-019" calcext:value-type="string">
            <text:p>UCS-019</text:p>
          </table:table-cell>
          <table:table-cell office:value-type="string" calcext:value-type="string">
            <text:p>Player Character Special Movement</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Player must be free to move from any obstacles </text:p>
            <text:p>2. Player must not be getting hit</text:p>
          </table:table-cell>
          <table:table-cell office:value-type="string" calcext:value-type="string">
            <text:p>1. Player will press the special movement button</text:p>
          </table:table-cell>
          <table:table-cell office:value-type="string" calcext:value-type="string">
            <text:p>1. The player will move in the direction they are facing for a distance predetermined by the special movement variable</text:p>
          </table:table-cell>
        </table:table-row>
        <table:table-row table:style-name="ro5">
          <table:table-cell table:style-name="ce7" table:formula="of:=IF([.$B21]=&quot;&quot;;&quot;&quot;;COM.MICROSOFT.CONCAT(&quot;UCS-&quot;; TEXT(ROW()-1; &quot;000&quot;)))" office:value-type="string" office:string-value="UCS-020" calcext:value-type="string">
            <text:p>UCS-020</text:p>
          </table:table-cell>
          <table:table-cell office:value-type="string" calcext:value-type="string">
            <text:p>UI</text:p>
          </table:table-cell>
          <table:table-cell office:value-type="string" calcext:value-type="string">
            <text:p>System</text:p>
          </table:table-cell>
          <table:table-cell office:value-type="string" calcext:value-type="string">
            <text:p>Game State</text:p>
          </table:table-cell>
          <table:table-cell/>
          <table:table-cell office:value-type="string" calcext:value-type="string">
            <text:p>1. The score, health, and stats will display on top of the screen </text:p>
          </table:table-cell>
          <table:table-cell/>
        </table:table-row>
        <table:table-row table:style-name="ro5">
          <table:table-cell table:style-name="ce7" table:formula="of:=IF([.$B22]=&quot;&quot;;&quot;&quot;;COM.MICROSOFT.CONCAT(&quot;UCS-&quot;; TEXT(ROW()-1; &quot;000&quot;)))" office:value-type="string" office:string-value="UCS-021" calcext:value-type="string">
            <text:p>UCS-021</text:p>
          </table:table-cell>
          <table:table-cell office:value-type="string" calcext:value-type="string">
            <text:p>Game Start</text:p>
          </table:table-cell>
          <table:table-cell office:value-type="string" calcext:value-type="string">
            <text:p>System</text:p>
          </table:table-cell>
          <table:table-cell office:value-type="string" calcext:value-type="string">
            <text:p>Game State</text:p>
          </table:table-cell>
          <table:table-cell office:value-type="string" calcext:value-type="string">
            <text:p>1. Game starts up</text:p>
          </table:table-cell>
          <table:table-cell office:value-type="string" calcext:value-type="string">
            <text:p>1. The main menu screen pops up with the different buttons</text:p>
          </table:table-cell>
          <table:table-cell/>
        </table:table-row>
        <table:table-row table:style-name="ro5">
          <table:table-cell table:style-name="ce7" table:formula="of:=IF([.$B23]=&quot;&quot;;&quot;&quot;;COM.MICROSOFT.CONCAT(&quot;UCS-&quot;; TEXT(ROW()-1; &quot;000&quot;)))" office:value-type="string" office:string-value="UCS-022" calcext:value-type="string">
            <text:p>UCS-022</text:p>
          </table:table-cell>
          <table:table-cell office:value-type="string" calcext:value-type="string">
            <text:p>Pause Menu</text:p>
          </table:table-cell>
          <table:table-cell office:value-type="string" calcext:value-type="string">
            <text:p>System</text:p>
          </table:table-cell>
          <table:table-cell office:value-type="string" calcext:value-type="string">
            <text:p>Game State</text:p>
          </table:table-cell>
          <table:table-cell office:value-type="string" calcext:value-type="string">
            <text:p>1. The game is paused</text:p>
          </table:table-cell>
          <table:table-cell office:value-type="string" calcext:value-type="string">
            <text:p>1. The pause menu screen pops up with the different buttons</text:p>
          </table:table-cell>
          <table:table-cell/>
        </table:table-row>
        <table:table-row table:style-name="ro7">
          <table:table-cell table:style-name="ce7" table:formula="of:=IF([.$B24]=&quot;&quot;;&quot;&quot;;COM.MICROSOFT.CONCAT(&quot;UCS-&quot;; TEXT(ROW()-1; &quot;000&quot;)))" office:value-type="string" office:string-value="UCS-023" calcext:value-type="string">
            <text:p>UCS-023</text:p>
          </table:table-cell>
          <table:table-cell office:value-type="string" calcext:value-type="string">
            <text:p>Game End</text:p>
          </table:table-cell>
          <table:table-cell office:value-type="string" calcext:value-type="string">
            <text:p>System</text:p>
          </table:table-cell>
          <table:table-cell office:value-type="string" calcext:value-type="string">
            <text:p>Main Character</text:p>
          </table:table-cell>
          <table:table-cell office:value-type="string" calcext:value-type="string">
            <text:p>1. Game is currently in a level</text:p>
            <text:p>2. Player has 0 health</text:p>
          </table:table-cell>
          <table:table-cell office:value-type="string" calcext:value-type="string">
            <text:p>1. The game will end</text:p>
            <text:p>2. Score Screen will show</text:p>
            <text:p>3. Items acquired will show</text:p>
          </table:table-cell>
          <table:table-cell/>
        </table:table-row>
        <table:table-row table:style-name="ro8">
          <table:table-cell table:style-name="ce7" table:formula="of:=IF([.$B25]=&quot;&quot;;&quot;&quot;;COM.MICROSOFT.CONCAT(&quot;UCS-&quot;; TEXT(ROW()-1; &quot;000&quot;)))" office:value-type="string" office:string-value="UCS-024" calcext:value-type="string">
            <text:p>UCS-024</text:p>
          </table:table-cell>
          <table:table-cell office:value-type="string" calcext:value-type="string">
            <text:p>Alternate Attack</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must not be getting hit</text:p>
            <text:p>2. The player is done with their previous attack animation</text:p>
          </table:table-cell>
          <table:table-cell office:value-type="string" calcext:value-type="string">
            <text:p>1. Player has clicked the attack button more than once</text:p>
          </table:table-cell>
          <table:table-cell office:value-type="string" calcext:value-type="string">
            <text:p><text:span text:style-name="T1">1. The player will do the alternate animation for attacking.</text:span></text:p>
            <text:p><text:span text:style-name="T1">2. A hitbox will appear in front of the player where enemies can get hit</text:span></text:p>
          </table:table-cell>
        </table:table-row>
        <table:table-row table:style-name="ro9">
          <table:table-cell table:style-name="ce7" table:formula="of:=IF([.$B26]=&quot;&quot;;&quot;&quot;;COM.MICROSOFT.CONCAT(&quot;UCS-&quot;; TEXT(ROW()-1; &quot;000&quot;)))" office:value-type="string" office:string-value="UCS-025" calcext:value-type="string">
            <text:p>UCS-025</text:p>
          </table:table-cell>
          <table:table-cell office:value-type="string" calcext:value-type="string">
            <text:p>Shopkeeper Spawn</text:p>
          </table:table-cell>
          <table:table-cell office:value-type="string" calcext:value-type="string">
            <text:p>System</text:p>
          </table:table-cell>
          <table:table-cell office:value-type="string" calcext:value-type="string">
            <text:p>Level</text:p>
          </table:table-cell>
          <table:table-cell office:value-type="string" calcext:value-type="string">
            <text:p>1. The wave is done</text:p>
            <text:p>2. All enemies are defeated</text:p>
          </table:table-cell>
          <table:table-cell/>
          <table:table-cell office:value-type="string" calcext:value-type="string">
            <text:p>1. The shopkeeper spawns near the player</text:p>
            <text:p>2. The shopkeeper will spawn items from the current pool determined by the upgrades for stats of the player and the abilities that the player for ability upgrades has and the abilities that the player has yet to acquire</text:p>
            <text:p>3. The shopkeeper spawns a button that will correspond to each of the available things to buy</text:p>
            <text:p>4. The shopkeeper will spawn a button to initiate the next wave</text:p>
          </table:table-cell>
        </table:table-row>
        <table:table-row table:style-name="ro4">
          <table:table-cell table:style-name="ce7" table:formula="of:=IF([.$B27]=&quot;&quot;;&quot;&quot;;COM.MICROSOFT.CONCAT(&quot;UCS-&quot;; TEXT(ROW()-1; &quot;000&quot;)))" office:value-type="string" office:string-value="UCS-026" calcext:value-type="string">
            <text:p>UCS-026</text:p>
          </table:table-cell>
          <table:table-cell office:value-type="string" calcext:value-type="string">
            <text:p>Shop Item Spawn</text:p>
          </table:table-cell>
          <table:table-cell office:value-type="string" calcext:value-type="string">
            <text:p>System</text:p>
          </table:table-cell>
          <table:table-cell office:value-type="string" calcext:value-type="string">
            <text:p>Level</text:p>
          </table:table-cell>
          <table:table-cell office:value-type="string" calcext:value-type="string">
            <text:p>1. The shopkeeper spawns in the item</text:p>
          </table:table-cell>
          <table:table-cell/>
          <table:table-cell office:value-type="string" calcext:value-type="string">
            <text:p>1. The price of the item is displayed near the item with the formula wave count * a scalar determined per item specified by a variable + the amount of copies that the player currently owns + the base price of the item</text:p>
          </table:table-cell>
        </table:table-row>
        <table:table-row table:style-name="ro8">
          <table:table-cell table:style-name="ce7" table:formula="of:=IF([.$B28]=&quot;&quot;;&quot;&quot;;COM.MICROSOFT.CONCAT(&quot;UCS-&quot;; TEXT(ROW()-1; &quot;000&quot;)))" office:value-type="string" office:string-value="UCS-027" calcext:value-type="string">
            <text:p>UCS-027</text:p>
          </table:table-cell>
          <table:table-cell office:value-type="string" calcext:value-type="string">
            <text:p>Projectile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as the projectile ability</text:p>
          </table:table-cell>
          <table:table-cell office:value-type="string" calcext:value-type="string">
            <text:p>1. Player will press the ability button</text:p>
          </table:table-cell>
          <table:table-cell office:value-type="string" calcext:value-type="string">
            <text:p>1. The projectile gets thrown from the player’s position</text:p>
            <text:p>2. The projectile will go towards the closest enemy’s last known position at a speed specified by the projectile speed variable</text:p>
          </table:table-cell>
        </table:table-row>
        <table:table-row table:style-name="ro10">
          <table:table-cell table:style-name="ce7" table:formula="of:=IF([.$B29]=&quot;&quot;;&quot;&quot;;COM.MICROSOFT.CONCAT(&quot;UCS-&quot;; TEXT(ROW()-1; &quot;000&quot;)))" office:value-type="string" office:string-value="UCS-028" calcext:value-type="string">
            <text:p>UCS-028</text:p>
          </table:table-cell>
          <table:table-cell office:value-type="string" calcext:value-type="string">
            <text:p>Swing Use</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player has the swing ability</text:p>
          </table:table-cell>
          <table:table-cell office:value-type="string" calcext:value-type="string">
            <text:p>1. Player will press the ability button</text:p>
          </table:table-cell>
          <table:table-cell office:value-type="string" calcext:value-type="string">
            <text:p>1. The swing ability animation plays</text:p>
            <text:p>2. The hitbox for the swing spawns in while the ability is playing</text:p>
          </table:table-cell>
        </table:table-row>
        <table:table-row table:style-name="ro11">
          <table:table-cell table:style-name="ce7" table:formula="of:=IF([.$B30]=&quot;&quot;;&quot;&quot;;COM.MICROSOFT.CONCAT(&quot;UCS-&quot;; TEXT(ROW()-1; &quot;000&quot;)))" office:value-type="string" office:string-value="UCS-029" calcext:value-type="string">
            <text:p>UCS-029</text:p>
          </table:table-cell>
          <table:table-cell office:value-type="string" calcext:value-type="string">
            <text:p>Control Button</text:p>
          </table:table-cell>
          <table:table-cell office:value-type="string" calcext:value-type="string">
            <text:p>System</text:p>
          </table:table-cell>
          <table:table-cell office:value-type="string" calcext:value-type="string">
            <text:p>Menu</text:p>
          </table:table-cell>
          <table:table-cell office:value-type="string" calcext:value-type="string">
            <text:p>1. The control button is on screen</text:p>
          </table:table-cell>
          <table:table-cell office:value-type="string" calcext:value-type="string">
            <text:p>1. The player presses the control button</text:p>
          </table:table-cell>
          <table:table-cell office:value-type="string" calcext:value-type="string">
            <text:p>1. The control screen pops up</text:p>
            <text:p>2. The back button pops up</text:p>
          </table:table-cell>
        </table:table-row>
        <table:table-row table:style-name="ro1">
          <table:table-cell table:style-name="ce7" table:formula="of:=IF([.$B31]=&quot;&quot;;&quot;&quot;;COM.MICROSOFT.CONCAT(&quot;UCS-&quot;; TEXT(ROW()-1; &quot;000&quot;)))" office:value-type="string" office:string-value="UCS-030" calcext:value-type="string">
            <text:p>UCS-030</text:p>
          </table:table-cell>
          <table:table-cell office:value-type="string" calcext:value-type="string">
            <text:p>Obstacles</text:p>
          </table:table-cell>
          <table:table-cell office:value-type="string" calcext:value-type="string">
            <text:p>Player</text:p>
          </table:table-cell>
          <table:table-cell office:value-type="string" calcext:value-type="string">
            <text:p>Main Character</text:p>
          </table:table-cell>
          <table:table-cell office:value-type="string" calcext:value-type="string">
            <text:p>1. The obstacle is nearby the player</text:p>
          </table:table-cell>
          <table:table-cell office:value-type="string" calcext:value-type="string">
            <text:p>1. The player presses the attack button</text:p>
          </table:table-cell>
          <table:table-cell office:value-type="string" calcext:value-type="string">
            <text:p>1. The player will destroy the obstacle</text:p>
          </table:table-cell>
        </table:table-row>
        <table:table-row table:style-name="ro1">
          <table:table-cell table:style-name="ce7" table:formula="of:=IF([.$B32]=&quot;&quot;;&quot;&quot;;COM.MICROSOFT.CONCAT(&quot;UCS-&quot;; TEXT(ROW()-1; &quot;000&quot;)))">
            <text:p/>
          </table:table-cell>
          <table:table-cell table:number-columns-repeated="6"/>
        </table:table-row>
        <table:table-row table:style-name="ro1">
          <table:table-cell table:style-name="ce7" table:formula="of:=IF([.$B33]=&quot;&quot;;&quot;&quot;;COM.MICROSOFT.CONCAT(&quot;UCS-&quot;; TEXT(ROW()-1; &quot;000&quot;)))">
            <text:p/>
          </table:table-cell>
          <table:table-cell table:number-columns-repeated="6"/>
        </table:table-row>
        <table:table-row table:style-name="ro1">
          <table:table-cell table:style-name="ce7" table:formula="of:=IF([.$B34]=&quot;&quot;;&quot;&quot;;COM.MICROSOFT.CONCAT(&quot;UCS-&quot;; TEXT(ROW()-1; &quot;000&quot;)))">
            <text:p/>
          </table:table-cell>
          <table:table-cell table:number-columns-repeated="6"/>
        </table:table-row>
        <table:table-row table:style-name="ro1">
          <table:table-cell table:style-name="ce7" table:formula="of:=IF([.$B35]=&quot;&quot;;&quot;&quot;;COM.MICROSOFT.CONCAT(&quot;UCS-&quot;; TEXT(ROW()-1; &quot;000&quot;)))">
            <text:p/>
          </table:table-cell>
          <table:table-cell table:number-columns-repeated="6"/>
        </table:table-row>
        <table:table-row table:style-name="ro1">
          <table:table-cell table:style-name="ce7" table:formula="of:=IF([.$B36]=&quot;&quot;;&quot;&quot;;COM.MICROSOFT.CONCAT(&quot;UCS-&quot;; TEXT(ROW()-1; &quot;000&quot;)))">
            <text:p/>
          </table:table-cell>
          <table:table-cell table:number-columns-repeated="6"/>
        </table:table-row>
        <table:table-row table:style-name="ro1">
          <table:table-cell table:style-name="ce7" table:formula="of:=IF([.$B37]=&quot;&quot;;&quot;&quot;;COM.MICROSOFT.CONCAT(&quot;UCS-&quot;; TEXT(ROW()-1; &quot;000&quot;)))">
            <text:p/>
          </table:table-cell>
          <table:table-cell table:number-columns-repeated="6"/>
        </table:table-row>
        <table:table-row table:style-name="ro1">
          <table:table-cell table:style-name="ce7" table:formula="of:=IF([.$B38]=&quot;&quot;;&quot;&quot;;COM.MICROSOFT.CONCAT(&quot;UCS-&quot;; TEXT(ROW()-1; &quot;000&quot;)))">
            <text:p/>
          </table:table-cell>
          <table:table-cell table:number-columns-repeated="6"/>
        </table:table-row>
        <table:table-row table:style-name="ro1">
          <table:table-cell table:style-name="ce7" table:formula="of:=IF([.$B39]=&quot;&quot;;&quot;&quot;;COM.MICROSOFT.CONCAT(&quot;UCS-&quot;; TEXT(ROW()-1; &quot;000&quot;)))">
            <text:p/>
          </table:table-cell>
          <table:table-cell table:number-columns-repeated="6"/>
        </table:table-row>
        <table:table-row table:style-name="ro1">
          <table:table-cell table:style-name="ce7" table:formula="of:=IF([.$B40]=&quot;&quot;;&quot;&quot;;COM.MICROSOFT.CONCAT(&quot;UCS-&quot;; TEXT(ROW()-1; &quot;000&quot;)))">
            <text:p/>
          </table:table-cell>
          <table:table-cell table:number-columns-repeated="6"/>
        </table:table-row>
        <table:table-row table:style-name="ro1">
          <table:table-cell table:style-name="ce7" table:formula="of:=IF([.$B41]=&quot;&quot;;&quot;&quot;;COM.MICROSOFT.CONCAT(&quot;UCS-&quot;; TEXT(ROW()-1; &quot;000&quot;)))">
            <text:p/>
          </table:table-cell>
          <table:table-cell table:number-columns-repeated="6"/>
        </table:table-row>
        <table:table-row table:style-name="ro1">
          <table:table-cell table:style-name="ce7" table:formula="of:=IF([.$B42]=&quot;&quot;;&quot;&quot;;COM.MICROSOFT.CONCAT(&quot;UCS-&quot;; TEXT(ROW()-1; &quot;000&quot;)))">
            <text:p/>
          </table:table-cell>
          <table:table-cell table:number-columns-repeated="6"/>
        </table:table-row>
        <table:table-row table:style-name="ro1">
          <table:table-cell table:style-name="ce7" table:formula="of:=IF([.$B43]=&quot;&quot;;&quot;&quot;;COM.MICROSOFT.CONCAT(&quot;UCS-&quot;; TEXT(ROW()-1; &quot;000&quot;)))">
            <text:p/>
          </table:table-cell>
          <table:table-cell table:number-columns-repeated="6"/>
        </table:table-row>
        <table:table-row table:style-name="ro1">
          <table:table-cell table:style-name="ce7" table:formula="of:=IF([.$B44]=&quot;&quot;;&quot;&quot;;COM.MICROSOFT.CONCAT(&quot;UCS-&quot;; TEXT(ROW()-1; &quot;000&quot;)))">
            <text:p/>
          </table:table-cell>
          <table:table-cell table:number-columns-repeated="6"/>
        </table:table-row>
        <table:table-row table:style-name="ro1">
          <table:table-cell table:style-name="ce7" table:formula="of:=IF([.$B45]=&quot;&quot;;&quot;&quot;;COM.MICROSOFT.CONCAT(&quot;UCS-&quot;; TEXT(ROW()-1; &quot;000&quot;)))">
            <text:p/>
          </table:table-cell>
          <table:table-cell table:number-columns-repeated="6"/>
        </table:table-row>
        <table:table-row table:style-name="ro1">
          <table:table-cell table:style-name="ce7" table:formula="of:=IF([.$B46]=&quot;&quot;;&quot;&quot;;COM.MICROSOFT.CONCAT(&quot;UCS-&quot;; TEXT(ROW()-1; &quot;000&quot;)))">
            <text:p/>
          </table:table-cell>
          <table:table-cell table:number-columns-repeated="6"/>
        </table:table-row>
        <table:table-row table:style-name="ro1">
          <table:table-cell table:style-name="ce7" table:formula="of:=IF([.$B47]=&quot;&quot;;&quot;&quot;;COM.MICROSOFT.CONCAT(&quot;UCS-&quot;; TEXT(ROW()-1; &quot;000&quot;)))">
            <text:p/>
          </table:table-cell>
          <table:table-cell table:number-columns-repeated="6"/>
        </table:table-row>
        <table:table-row table:style-name="ro1">
          <table:table-cell table:style-name="ce7" table:formula="of:=IF([.$B48]=&quot;&quot;;&quot;&quot;;COM.MICROSOFT.CONCAT(&quot;UCS-&quot;; TEXT(ROW()-1; &quot;000&quot;)))">
            <text:p/>
          </table:table-cell>
          <table:table-cell table:number-columns-repeated="6"/>
        </table:table-row>
        <table:table-row table:style-name="ro1">
          <table:table-cell table:style-name="ce7" table:formula="of:=IF([.$B49]=&quot;&quot;;&quot;&quot;;COM.MICROSOFT.CONCAT(&quot;UCS-&quot;; TEXT(ROW()-1; &quot;000&quot;)))">
            <text:p/>
          </table:table-cell>
          <table:table-cell table:number-columns-repeated="6"/>
        </table:table-row>
        <table:table-row table:style-name="ro1">
          <table:table-cell table:style-name="ce7" table:formula="of:=IF([.$B50]=&quot;&quot;;&quot;&quot;;COM.MICROSOFT.CONCAT(&quot;UCS-&quot;; TEXT(ROW()-1; &quot;000&quot;)))">
            <text:p/>
          </table:table-cell>
          <table:table-cell table:number-columns-repeated="6"/>
        </table:table-row>
        <table:table-row table:style-name="ro1">
          <table:table-cell table:style-name="ce7" table:formula="of:=IF([.$B51]=&quot;&quot;;&quot;&quot;;COM.MICROSOFT.CONCAT(&quot;UCS-&quot;; TEXT(ROW()-1; &quot;000&quot;)))">
            <text:p/>
          </table:table-cell>
          <table:table-cell table:number-columns-repeated="6"/>
        </table:table-row>
        <table:table-row table:style-name="ro1">
          <table:table-cell table:style-name="ce7" table:formula="of:=IF([.$B52]=&quot;&quot;;&quot;&quot;;COM.MICROSOFT.CONCAT(&quot;UCS-&quot;; TEXT(ROW()-1; &quot;000&quot;)))">
            <text:p/>
          </table:table-cell>
          <table:table-cell table:number-columns-repeated="6"/>
        </table:table-row>
        <table:table-row table:style-name="ro1">
          <table:table-cell table:style-name="ce7" table:formula="of:=IF([.$B53]=&quot;&quot;;&quot;&quot;;COM.MICROSOFT.CONCAT(&quot;UCS-&quot;; TEXT(ROW()-1; &quot;000&quot;)))">
            <text:p/>
          </table:table-cell>
          <table:table-cell table:number-columns-repeated="6"/>
        </table:table-row>
        <table:table-row table:style-name="ro1">
          <table:table-cell table:style-name="ce7" table:formula="of:=IF([.$B54]=&quot;&quot;;&quot;&quot;;COM.MICROSOFT.CONCAT(&quot;UCS-&quot;; TEXT(ROW()-1; &quot;000&quot;)))">
            <text:p/>
          </table:table-cell>
          <table:table-cell table:number-columns-repeated="6"/>
        </table:table-row>
        <table:table-row table:style-name="ro1">
          <table:table-cell table:style-name="ce7" table:formula="of:=IF([.$B55]=&quot;&quot;;&quot;&quot;;COM.MICROSOFT.CONCAT(&quot;UCS-&quot;; TEXT(ROW()-1; &quot;000&quot;)))">
            <text:p/>
          </table:table-cell>
          <table:table-cell table:number-columns-repeated="6"/>
        </table:table-row>
        <table:table-row table:style-name="ro1">
          <table:table-cell table:style-name="ce7" table:formula="of:=IF([.$B56]=&quot;&quot;;&quot;&quot;;COM.MICROSOFT.CONCAT(&quot;UCS-&quot;; TEXT(ROW()-1; &quot;000&quot;)))">
            <text:p/>
          </table:table-cell>
          <table:table-cell table:number-columns-repeated="6"/>
        </table:table-row>
        <table:table-row table:style-name="ro1">
          <table:table-cell table:style-name="ce7" table:formula="of:=IF([.$B57]=&quot;&quot;;&quot;&quot;;COM.MICROSOFT.CONCAT(&quot;UCS-&quot;; TEXT(ROW()-1; &quot;000&quot;)))">
            <text:p/>
          </table:table-cell>
          <table:table-cell table:number-columns-repeated="6"/>
        </table:table-row>
        <table:table-row table:style-name="ro1">
          <table:table-cell table:style-name="ce7" table:formula="of:=IF([.$B58]=&quot;&quot;;&quot;&quot;;COM.MICROSOFT.CONCAT(&quot;UCS-&quot;; TEXT(ROW()-1; &quot;000&quot;)))">
            <text:p/>
          </table:table-cell>
          <table:table-cell table:number-columns-repeated="6"/>
        </table:table-row>
        <table:table-row table:style-name="ro1">
          <table:table-cell table:style-name="ce7" table:formula="of:=IF([.$B59]=&quot;&quot;;&quot;&quot;;COM.MICROSOFT.CONCAT(&quot;UCS-&quot;; TEXT(ROW()-1; &quot;000&quot;)))">
            <text:p/>
          </table:table-cell>
          <table:table-cell table:number-columns-repeated="6"/>
        </table:table-row>
        <table:table-row table:style-name="ro1">
          <table:table-cell table:style-name="ce7" table:formula="of:=IF([.$B60]=&quot;&quot;;&quot;&quot;;COM.MICROSOFT.CONCAT(&quot;UCS-&quot;; TEXT(ROW()-1; &quot;000&quot;)))">
            <text:p/>
          </table:table-cell>
          <table:table-cell table:number-columns-repeated="6"/>
        </table:table-row>
        <table:table-row table:style-name="ro1" table:number-rows-repeated="1048515">
          <table:table-cell table:number-columns-repeated="7"/>
        </table:table-row>
        <table:table-row table:style-name="ro1">
          <table:table-cell table:number-columns-repeated="7"/>
        </table:table-row>
      </table:table>
      <table:table table:name="Requirement Fullfillment Chart" table:style-name="ta1">
        <office:forms form:automatic-focus="false" form:apply-design-mode="false"/>
        <table:table-column table:style-name="co8" table:default-cell-style-name="ce13"/>
        <table:table-column table:style-name="co9" table:number-columns-repeated="66" table:default-cell-style-name="ce17"/>
        <table:table-column table:style-name="co9" table:default-cell-style-name="ce20"/>
        <table:table-row table:style-name="ro12">
          <table:table-cell table:style-name="ce12"/>
          <table:table-cell table:style-name="ce16" table:formula="of:=COM.MICROSOFT.CONCAT(&quot;R&quot;; TEXT(COLUMN()-1; &quot;000&quot;))" office:value-type="string" office:string-value="R001" calcext:value-type="string">
            <text:p>R001</text:p>
          </table:table-cell>
          <table:table-cell table:style-name="ce16" table:formula="of:=COM.MICROSOFT.CONCAT(&quot;R&quot;; TEXT(COLUMN()-1; &quot;000&quot;))" office:value-type="string" office:string-value="R002" calcext:value-type="string">
            <text:p>R002</text:p>
          </table:table-cell>
          <table:table-cell table:style-name="ce16" table:formula="of:=COM.MICROSOFT.CONCAT(&quot;R&quot;; TEXT(COLUMN()-1; &quot;000&quot;))" office:value-type="string" office:string-value="R003" calcext:value-type="string">
            <text:p>R003</text:p>
          </table:table-cell>
          <table:table-cell table:style-name="ce16" table:formula="of:=COM.MICROSOFT.CONCAT(&quot;R&quot;; TEXT(COLUMN()-1; &quot;000&quot;))" office:value-type="string" office:string-value="R004" calcext:value-type="string">
            <text:p>R004</text:p>
          </table:table-cell>
          <table:table-cell table:style-name="ce16" table:formula="of:=COM.MICROSOFT.CONCAT(&quot;R&quot;; TEXT(COLUMN()-1; &quot;000&quot;))" office:value-type="string" office:string-value="R005" calcext:value-type="string">
            <text:p>R005</text:p>
          </table:table-cell>
          <table:table-cell table:style-name="ce16" table:formula="of:=COM.MICROSOFT.CONCAT(&quot;R&quot;; TEXT(COLUMN()-1; &quot;000&quot;))" office:value-type="string" office:string-value="R006" calcext:value-type="string">
            <text:p>R006</text:p>
          </table:table-cell>
          <table:table-cell table:style-name="ce16" table:formula="of:=COM.MICROSOFT.CONCAT(&quot;R&quot;; TEXT(COLUMN()-1; &quot;000&quot;))" office:value-type="string" office:string-value="R007" calcext:value-type="string">
            <text:p>R007</text:p>
          </table:table-cell>
          <table:table-cell table:style-name="ce16" table:formula="of:=COM.MICROSOFT.CONCAT(&quot;R&quot;; TEXT(COLUMN()-1; &quot;000&quot;))" office:value-type="string" office:string-value="R008" calcext:value-type="string">
            <text:p>R008</text:p>
          </table:table-cell>
          <table:table-cell table:style-name="ce16" table:formula="of:=COM.MICROSOFT.CONCAT(&quot;R&quot;; TEXT(COLUMN()-1; &quot;000&quot;))" office:value-type="string" office:string-value="R009" calcext:value-type="string">
            <text:p>R009</text:p>
          </table:table-cell>
          <table:table-cell table:style-name="ce16" table:formula="of:=COM.MICROSOFT.CONCAT(&quot;R&quot;; TEXT(COLUMN()-1; &quot;000&quot;))" office:value-type="string" office:string-value="R010" calcext:value-type="string">
            <text:p>R010</text:p>
          </table:table-cell>
          <table:table-cell table:style-name="ce16" table:formula="of:=COM.MICROSOFT.CONCAT(&quot;R&quot;; TEXT(COLUMN()-1; &quot;000&quot;))" office:value-type="string" office:string-value="R011" calcext:value-type="string">
            <text:p>R011</text:p>
          </table:table-cell>
          <table:table-cell table:style-name="ce16" table:formula="of:=COM.MICROSOFT.CONCAT(&quot;R&quot;; TEXT(COLUMN()-1; &quot;000&quot;))" office:value-type="string" office:string-value="R012" calcext:value-type="string">
            <text:p>R012</text:p>
          </table:table-cell>
          <table:table-cell table:style-name="ce16" table:formula="of:=COM.MICROSOFT.CONCAT(&quot;R&quot;; TEXT(COLUMN()-1; &quot;000&quot;))" office:value-type="string" office:string-value="R013" calcext:value-type="string">
            <text:p>R013</text:p>
          </table:table-cell>
          <table:table-cell table:style-name="ce16" table:formula="of:=COM.MICROSOFT.CONCAT(&quot;R&quot;; TEXT(COLUMN()-1; &quot;000&quot;))" office:value-type="string" office:string-value="R014" calcext:value-type="string">
            <text:p>R014</text:p>
          </table:table-cell>
          <table:table-cell table:style-name="ce16" table:formula="of:=COM.MICROSOFT.CONCAT(&quot;R&quot;; TEXT(COLUMN()-1; &quot;000&quot;))" office:value-type="string" office:string-value="R015" calcext:value-type="string">
            <text:p>R015</text:p>
          </table:table-cell>
          <table:table-cell table:style-name="ce16" table:formula="of:=COM.MICROSOFT.CONCAT(&quot;R&quot;; TEXT(COLUMN()-1; &quot;000&quot;))" office:value-type="string" office:string-value="R016" calcext:value-type="string">
            <text:p>R016</text:p>
          </table:table-cell>
          <table:table-cell table:style-name="ce16" table:formula="of:=COM.MICROSOFT.CONCAT(&quot;R&quot;; TEXT(COLUMN()-1; &quot;000&quot;))" office:value-type="string" office:string-value="R017" calcext:value-type="string">
            <text:p>R017</text:p>
          </table:table-cell>
          <table:table-cell table:style-name="ce16" table:formula="of:=COM.MICROSOFT.CONCAT(&quot;R&quot;; TEXT(COLUMN()-1; &quot;000&quot;))" office:value-type="string" office:string-value="R018" calcext:value-type="string">
            <text:p>R018</text:p>
          </table:table-cell>
          <table:table-cell table:style-name="ce16" table:formula="of:=COM.MICROSOFT.CONCAT(&quot;R&quot;; TEXT(COLUMN()-1; &quot;000&quot;))" office:value-type="string" office:string-value="R019" calcext:value-type="string">
            <text:p>R019</text:p>
          </table:table-cell>
          <table:table-cell table:style-name="ce16" table:formula="of:=COM.MICROSOFT.CONCAT(&quot;R&quot;; TEXT(COLUMN()-1; &quot;000&quot;))" office:value-type="string" office:string-value="R020" calcext:value-type="string">
            <text:p>R020</text:p>
          </table:table-cell>
          <table:table-cell table:style-name="ce16" table:formula="of:=COM.MICROSOFT.CONCAT(&quot;R&quot;; TEXT(COLUMN()-1; &quot;000&quot;))" office:value-type="string" office:string-value="R021" calcext:value-type="string">
            <text:p>R021</text:p>
          </table:table-cell>
          <table:table-cell table:style-name="ce16" table:formula="of:=COM.MICROSOFT.CONCAT(&quot;R&quot;; TEXT(COLUMN()-1; &quot;000&quot;))" office:value-type="string" office:string-value="R022" calcext:value-type="string">
            <text:p>R022</text:p>
          </table:table-cell>
          <table:table-cell table:style-name="ce16" table:formula="of:=COM.MICROSOFT.CONCAT(&quot;R&quot;; TEXT(COLUMN()-1; &quot;000&quot;))" office:value-type="string" office:string-value="R023" calcext:value-type="string">
            <text:p>R023</text:p>
          </table:table-cell>
          <table:table-cell table:style-name="ce16" table:formula="of:=COM.MICROSOFT.CONCAT(&quot;R&quot;; TEXT(COLUMN()-1; &quot;000&quot;))" office:value-type="string" office:string-value="R024" calcext:value-type="string">
            <text:p>R024</text:p>
          </table:table-cell>
          <table:table-cell table:style-name="ce16" table:formula="of:=COM.MICROSOFT.CONCAT(&quot;R&quot;; TEXT(COLUMN()-1; &quot;000&quot;))" office:value-type="string" office:string-value="R025" calcext:value-type="string">
            <text:p>R025</text:p>
          </table:table-cell>
          <table:table-cell table:style-name="ce16" table:formula="of:=COM.MICROSOFT.CONCAT(&quot;R&quot;; TEXT(COLUMN()-1; &quot;000&quot;))" office:value-type="string" office:string-value="R026" calcext:value-type="string">
            <text:p>R026</text:p>
          </table:table-cell>
          <table:table-cell table:style-name="ce16" table:formula="of:=COM.MICROSOFT.CONCAT(&quot;R&quot;; TEXT(COLUMN()-1; &quot;000&quot;))" office:value-type="string" office:string-value="R027" calcext:value-type="string">
            <text:p>R027</text:p>
          </table:table-cell>
          <table:table-cell table:style-name="ce16" table:formula="of:=COM.MICROSOFT.CONCAT(&quot;R&quot;; TEXT(COLUMN()-1; &quot;000&quot;))" office:value-type="string" office:string-value="R028" calcext:value-type="string">
            <text:p>R028</text:p>
          </table:table-cell>
          <table:table-cell table:style-name="ce16" table:formula="of:=COM.MICROSOFT.CONCAT(&quot;R&quot;; TEXT(COLUMN()-1; &quot;000&quot;))" office:value-type="string" office:string-value="R029" calcext:value-type="string">
            <text:p>R029</text:p>
          </table:table-cell>
          <table:table-cell table:style-name="ce16" table:formula="of:=COM.MICROSOFT.CONCAT(&quot;R&quot;; TEXT(COLUMN()-1; &quot;000&quot;))" office:value-type="string" office:string-value="R030" calcext:value-type="string">
            <text:p>R030</text:p>
          </table:table-cell>
          <table:table-cell table:style-name="ce16" table:formula="of:=COM.MICROSOFT.CONCAT(&quot;R&quot;; TEXT(COLUMN()-1; &quot;000&quot;))" office:value-type="string" office:string-value="R031" calcext:value-type="string">
            <text:p>R031</text:p>
          </table:table-cell>
          <table:table-cell table:style-name="ce16" table:formula="of:=COM.MICROSOFT.CONCAT(&quot;R&quot;; TEXT(COLUMN()-1; &quot;000&quot;))" office:value-type="string" office:string-value="R032" calcext:value-type="string">
            <text:p>R032</text:p>
          </table:table-cell>
          <table:table-cell table:style-name="ce16" table:formula="of:=COM.MICROSOFT.CONCAT(&quot;R&quot;; TEXT(COLUMN()-1; &quot;000&quot;))" office:value-type="string" office:string-value="R033" calcext:value-type="string">
            <text:p>R033</text:p>
          </table:table-cell>
          <table:table-cell table:style-name="ce16" table:formula="of:=COM.MICROSOFT.CONCAT(&quot;R&quot;; TEXT(COLUMN()-1; &quot;000&quot;))" office:value-type="string" office:string-value="R034" calcext:value-type="string">
            <text:p>R034</text:p>
          </table:table-cell>
          <table:table-cell table:style-name="ce16" table:formula="of:=COM.MICROSOFT.CONCAT(&quot;R&quot;; TEXT(COLUMN()-1; &quot;000&quot;))" office:value-type="string" office:string-value="R035" calcext:value-type="string">
            <text:p>R035</text:p>
          </table:table-cell>
          <table:table-cell table:style-name="ce16" table:formula="of:=COM.MICROSOFT.CONCAT(&quot;R&quot;; TEXT(COLUMN()-1; &quot;000&quot;))" office:value-type="string" office:string-value="R036" calcext:value-type="string">
            <text:p>R036</text:p>
          </table:table-cell>
          <table:table-cell table:style-name="ce16" table:formula="of:=COM.MICROSOFT.CONCAT(&quot;R&quot;; TEXT(COLUMN()-1; &quot;000&quot;))" office:value-type="string" office:string-value="R037" calcext:value-type="string">
            <text:p>R037</text:p>
          </table:table-cell>
          <table:table-cell table:style-name="ce16" table:formula="of:=COM.MICROSOFT.CONCAT(&quot;R&quot;; TEXT(COLUMN()-1; &quot;000&quot;))" office:value-type="string" office:string-value="R038" calcext:value-type="string">
            <text:p>R038</text:p>
          </table:table-cell>
          <table:table-cell table:style-name="ce16" table:formula="of:=COM.MICROSOFT.CONCAT(&quot;R&quot;; TEXT(COLUMN()-1; &quot;000&quot;))" office:value-type="string" office:string-value="R039" calcext:value-type="string">
            <text:p>R039</text:p>
          </table:table-cell>
          <table:table-cell table:style-name="ce16" table:formula="of:=COM.MICROSOFT.CONCAT(&quot;R&quot;; TEXT(COLUMN()-1; &quot;000&quot;))" office:value-type="string" office:string-value="R040" calcext:value-type="string">
            <text:p>R040</text:p>
          </table:table-cell>
          <table:table-cell table:style-name="ce16" table:formula="of:=COM.MICROSOFT.CONCAT(&quot;R&quot;; TEXT(COLUMN()-1; &quot;000&quot;))" office:value-type="string" office:string-value="R041" calcext:value-type="string">
            <text:p>R041</text:p>
          </table:table-cell>
          <table:table-cell table:style-name="ce16" table:formula="of:=COM.MICROSOFT.CONCAT(&quot;R&quot;; TEXT(COLUMN()-1; &quot;000&quot;))" office:value-type="string" office:string-value="R042" calcext:value-type="string">
            <text:p>R042</text:p>
          </table:table-cell>
          <table:table-cell table:style-name="ce16" table:formula="of:=COM.MICROSOFT.CONCAT(&quot;R&quot;; TEXT(COLUMN()-1; &quot;000&quot;))" office:value-type="string" office:string-value="R043" calcext:value-type="string">
            <text:p>R043</text:p>
          </table:table-cell>
          <table:table-cell table:style-name="ce16" table:formula="of:=COM.MICROSOFT.CONCAT(&quot;R&quot;; TEXT(COLUMN()-1; &quot;000&quot;))" office:value-type="string" office:string-value="R044" calcext:value-type="string">
            <text:p>R044</text:p>
          </table:table-cell>
          <table:table-cell table:style-name="ce16" table:formula="of:=COM.MICROSOFT.CONCAT(&quot;R&quot;; TEXT(COLUMN()-1; &quot;000&quot;))" office:value-type="string" office:string-value="R045" calcext:value-type="string">
            <text:p>R045</text:p>
          </table:table-cell>
          <table:table-cell table:style-name="ce16" table:formula="of:=COM.MICROSOFT.CONCAT(&quot;R&quot;; TEXT(COLUMN()-1; &quot;000&quot;))" office:value-type="string" office:string-value="R046" calcext:value-type="string">
            <text:p>R046</text:p>
          </table:table-cell>
          <table:table-cell table:style-name="ce16" table:formula="of:=COM.MICROSOFT.CONCAT(&quot;R&quot;; TEXT(COLUMN()-1; &quot;000&quot;))" office:value-type="string" office:string-value="R047" calcext:value-type="string">
            <text:p>R047</text:p>
          </table:table-cell>
          <table:table-cell table:style-name="ce16" table:formula="of:=COM.MICROSOFT.CONCAT(&quot;R&quot;; TEXT(COLUMN()-1; &quot;000&quot;))" office:value-type="string" office:string-value="R048" calcext:value-type="string">
            <text:p>R048</text:p>
          </table:table-cell>
          <table:table-cell table:style-name="ce16" table:formula="of:=COM.MICROSOFT.CONCAT(&quot;R&quot;; TEXT(COLUMN()-1; &quot;000&quot;))" office:value-type="string" office:string-value="R049" calcext:value-type="string">
            <text:p>R049</text:p>
          </table:table-cell>
          <table:table-cell table:style-name="ce16" table:formula="of:=COM.MICROSOFT.CONCAT(&quot;R&quot;; TEXT(COLUMN()-1; &quot;000&quot;))" office:value-type="string" office:string-value="R050" calcext:value-type="string">
            <text:p>R050</text:p>
          </table:table-cell>
          <table:table-cell table:style-name="ce16" table:formula="of:=COM.MICROSOFT.CONCAT(&quot;R&quot;; TEXT(COLUMN()-1; &quot;000&quot;))" office:value-type="string" office:string-value="R051" calcext:value-type="string">
            <text:p>R051</text:p>
          </table:table-cell>
          <table:table-cell table:style-name="ce16" table:formula="of:=COM.MICROSOFT.CONCAT(&quot;R&quot;; TEXT(COLUMN()-1; &quot;000&quot;))" office:value-type="string" office:string-value="R052" calcext:value-type="string">
            <text:p>R052</text:p>
          </table:table-cell>
          <table:table-cell table:style-name="ce16" table:formula="of:=COM.MICROSOFT.CONCAT(&quot;R&quot;; TEXT(COLUMN()-1; &quot;000&quot;))" office:value-type="string" office:string-value="R053" calcext:value-type="string">
            <text:p>R053</text:p>
          </table:table-cell>
          <table:table-cell table:style-name="ce16" table:formula="of:=COM.MICROSOFT.CONCAT(&quot;R&quot;; TEXT(COLUMN()-1; &quot;000&quot;))" office:value-type="string" office:string-value="R054" calcext:value-type="string">
            <text:p>R054</text:p>
          </table:table-cell>
          <table:table-cell table:style-name="ce16" table:formula="of:=COM.MICROSOFT.CONCAT(&quot;R&quot;; TEXT(COLUMN()-1; &quot;000&quot;))" office:value-type="string" office:string-value="R055" calcext:value-type="string">
            <text:p>R055</text:p>
          </table:table-cell>
          <table:table-cell table:style-name="ce16" table:formula="of:=COM.MICROSOFT.CONCAT(&quot;R&quot;; TEXT(COLUMN()-1; &quot;000&quot;))" office:value-type="string" office:string-value="R056" calcext:value-type="string">
            <text:p>R056</text:p>
          </table:table-cell>
          <table:table-cell table:style-name="ce16" table:formula="of:=COM.MICROSOFT.CONCAT(&quot;R&quot;; TEXT(COLUMN()-1; &quot;000&quot;))" office:value-type="string" office:string-value="R057" calcext:value-type="string">
            <text:p>R057</text:p>
          </table:table-cell>
          <table:table-cell table:style-name="ce16" table:formula="of:=COM.MICROSOFT.CONCAT(&quot;R&quot;; TEXT(COLUMN()-1; &quot;000&quot;))" office:value-type="string" office:string-value="R058" calcext:value-type="string">
            <text:p>R058</text:p>
          </table:table-cell>
          <table:table-cell table:style-name="ce16" table:formula="of:=COM.MICROSOFT.CONCAT(&quot;R&quot;; TEXT(COLUMN()-1; &quot;000&quot;))" office:value-type="string" office:string-value="R059" calcext:value-type="string">
            <text:p>R059</text:p>
          </table:table-cell>
          <table:table-cell table:style-name="ce16" table:formula="of:=COM.MICROSOFT.CONCAT(&quot;R&quot;; TEXT(COLUMN()-1; &quot;000&quot;))" office:value-type="string" office:string-value="R060" calcext:value-type="string">
            <text:p>R060</text:p>
          </table:table-cell>
          <table:table-cell table:style-name="ce16" table:formula="of:=COM.MICROSOFT.CONCAT(&quot;R&quot;; TEXT(COLUMN()-1; &quot;000&quot;))" office:value-type="string" office:string-value="R061" calcext:value-type="string">
            <text:p>R061</text:p>
          </table:table-cell>
          <table:table-cell table:style-name="ce16" table:formula="of:=COM.MICROSOFT.CONCAT(&quot;R&quot;; TEXT(COLUMN()-1; &quot;000&quot;))" office:value-type="string" office:string-value="R062" calcext:value-type="string">
            <text:p>R062</text:p>
          </table:table-cell>
          <table:table-cell table:style-name="ce16" table:formula="of:=COM.MICROSOFT.CONCAT(&quot;R&quot;; TEXT(COLUMN()-1; &quot;000&quot;))" office:value-type="string" office:string-value="R063" calcext:value-type="string">
            <text:p>R063</text:p>
          </table:table-cell>
          <table:table-cell table:style-name="ce16" table:formula="of:=COM.MICROSOFT.CONCAT(&quot;R&quot;; TEXT(COLUMN()-1; &quot;000&quot;))" office:value-type="string" office:string-value="R064" calcext:value-type="string">
            <text:p>R064</text:p>
          </table:table-cell>
          <table:table-cell table:style-name="ce16" table:formula="of:=COM.MICROSOFT.CONCAT(&quot;R&quot;; TEXT(COLUMN()-1; &quot;000&quot;))" office:value-type="string" office:string-value="R065" calcext:value-type="string">
            <text:p>R065</text:p>
          </table:table-cell>
          <table:table-cell table:style-name="ce16" table:formula="of:=COM.MICROSOFT.CONCAT(&quot;R&quot;; TEXT(COLUMN()-1; &quot;000&quot;))" office:value-type="string" office:string-value="R066" calcext:value-type="string">
            <text:p>R066</text:p>
          </table:table-cell>
          <table:table-cell table:style-name="ce12" table:formula="of:=COM.MICROSOFT.CONCAT(&quot;R&quot;; TEXT(COLUMN()-1; &quot;000&quot;))" office:value-type="string" office:string-value="R067" calcext:value-type="string">
            <text:p>R067</text:p>
          </table:table-cell>
        </table:table-row>
        <table:table-row table:style-name="ro12">
          <table:table-cell table:formula="of:=IF([$'Use Case Scenario'.$A2]=&quot;&quot;;&quot;&quot;;[$'Use Case Scenario'.$A2])" office:value-type="string" office:string-value="UCS-001" calcext:value-type="string">
            <text:p>UCS-001</text:p>
          </table:table-cell>
          <table:table-cell table:number-columns-repeated="4" office:value-type="string" calcext:value-type="string">
            <text:p>X</text:p>
          </table:table-cell>
          <table:table-cell table:number-columns-repeated="63"/>
        </table:table-row>
        <table:table-row table:style-name="ro12">
          <table:table-cell table:style-name="ce14" table:formula="of:=IF([$'Use Case Scenario'.$A3]=&quot;&quot;;&quot;&quot;;[$'Use Case Scenario'.$A3])" office:value-type="string" office:string-value="UCS-002" calcext:value-type="string">
            <text:p>UCS-002</text:p>
          </table:table-cell>
          <table:table-cell table:style-name="ce18" table:number-columns-repeated="4"/>
          <table:table-cell table:number-columns-repeated="2" table:style-name="ce18" office:value-type="string" calcext:value-type="string">
            <text:p>X</text:p>
          </table:table-cell>
          <table:table-cell table:style-name="ce18" table:number-columns-repeated="60"/>
          <table:table-cell table:style-name="ce21"/>
        </table:table-row>
        <table:table-row table:style-name="ro12">
          <table:table-cell table:formula="of:=IF([$'Use Case Scenario'.$A4]=&quot;&quot;;&quot;&quot;;[$'Use Case Scenario'.$A4])" office:value-type="string" office:string-value="UCS-003" calcext:value-type="string">
            <text:p>UCS-003</text:p>
          </table:table-cell>
          <table:table-cell table:number-columns-repeated="6"/>
          <table:table-cell office:value-type="string" calcext:value-type="string">
            <text:p>X</text:p>
          </table:table-cell>
          <table:table-cell table:number-columns-repeated="60"/>
        </table:table-row>
        <table:table-row table:style-name="ro12">
          <table:table-cell table:style-name="ce14" table:formula="of:=IF([$'Use Case Scenario'.$A5]=&quot;&quot;;&quot;&quot;;[$'Use Case Scenario'.$A5])" office:value-type="string" office:string-value="UCS-004" calcext:value-type="string">
            <text:p>UCS-004</text:p>
          </table:table-cell>
          <table:table-cell table:style-name="ce18" table:number-columns-repeated="8"/>
          <table:table-cell table:number-columns-repeated="2" table:style-name="ce18" office:value-type="string" calcext:value-type="string">
            <text:p>X</text:p>
          </table:table-cell>
          <table:table-cell table:style-name="ce18" table:number-columns-repeated="56"/>
          <table:table-cell table:style-name="ce21"/>
        </table:table-row>
        <table:table-row table:style-name="ro12">
          <table:table-cell table:formula="of:=IF([$'Use Case Scenario'.$A6]=&quot;&quot;;&quot;&quot;;[$'Use Case Scenario'.$A6])" office:value-type="string" office:string-value="UCS-005" calcext:value-type="string">
            <text:p>UCS-005</text:p>
          </table:table-cell>
          <table:table-cell table:number-columns-repeated="7"/>
          <table:table-cell office:value-type="string" calcext:value-type="string">
            <text:p>X</text:p>
          </table:table-cell>
          <table:table-cell table:number-columns-repeated="59"/>
        </table:table-row>
        <table:table-row table:style-name="ro12">
          <table:table-cell table:style-name="ce14" table:formula="of:=IF([$'Use Case Scenario'.$A7]=&quot;&quot;;&quot;&quot;;[$'Use Case Scenario'.$A7])" office:value-type="string" office:string-value="UCS-006" calcext:value-type="string">
            <text:p>UCS-006</text:p>
          </table:table-cell>
          <table:table-cell table:style-name="ce18" table:number-columns-repeated="25"/>
          <table:table-cell table:number-columns-repeated="2" table:style-name="ce18" office:value-type="string" calcext:value-type="string">
            <text:p>X</text:p>
          </table:table-cell>
          <table:table-cell table:style-name="ce18"/>
          <table:table-cell table:style-name="ce18" office:value-type="string" calcext:value-type="string">
            <text:p>X</text:p>
          </table:table-cell>
          <table:table-cell table:style-name="ce18" table:number-columns-repeated="37"/>
          <table:table-cell table:style-name="ce21"/>
        </table:table-row>
        <table:table-row table:style-name="ro12">
          <table:table-cell table:formula="of:=IF([$'Use Case Scenario'.$A8]=&quot;&quot;;&quot;&quot;;[$'Use Case Scenario'.$A8])" office:value-type="string" office:string-value="UCS-007" calcext:value-type="string">
            <text:p>UCS-007</text:p>
          </table:table-cell>
          <table:table-cell table:number-columns-repeated="30"/>
          <table:table-cell office:value-type="string" calcext:value-type="string">
            <text:p>X</text:p>
          </table:table-cell>
          <table:table-cell table:number-columns-repeated="32"/>
          <table:table-cell office:value-type="string" calcext:value-type="string">
            <text:p>X</text:p>
          </table:table-cell>
          <table:table-cell table:number-columns-repeated="3"/>
        </table:table-row>
        <table:table-row table:style-name="ro12">
          <table:table-cell table:style-name="ce14" table:formula="of:=IF([$'Use Case Scenario'.$A9]=&quot;&quot;;&quot;&quot;;[$'Use Case Scenario'.$A9])" office:value-type="string" office:string-value="UCS-008" calcext:value-type="string">
            <text:p>UCS-008</text:p>
          </table:table-cell>
          <table:table-cell table:style-name="ce18" table:number-columns-repeated="21"/>
          <table:table-cell table:number-columns-repeated="2" table:style-name="ce18" office:value-type="string" calcext:value-type="string">
            <text:p>X</text:p>
          </table:table-cell>
          <table:table-cell table:style-name="ce18" table:number-columns-repeated="43"/>
          <table:table-cell table:style-name="ce21"/>
        </table:table-row>
        <table:table-row table:style-name="ro12">
          <table:table-cell table:formula="of:=IF([$'Use Case Scenario'.$A10]=&quot;&quot;;&quot;&quot;;[$'Use Case Scenario'.$A10])" office:value-type="string" office:string-value="UCS-009" calcext:value-type="string">
            <text:p>UCS-009</text:p>
          </table:table-cell>
          <table:table-cell table:number-columns-repeated="34"/>
          <table:table-cell office:value-type="string" calcext:value-type="string">
            <text:p>X</text:p>
          </table:table-cell>
          <table:table-cell table:number-columns-repeated="32"/>
        </table:table-row>
        <table:table-row table:style-name="ro12">
          <table:table-cell table:style-name="ce14" table:formula="of:=IF([$'Use Case Scenario'.$A11]=&quot;&quot;;&quot;&quot;;[$'Use Case Scenario'.$A11])" office:value-type="string" office:string-value="UCS-010" calcext:value-type="string">
            <text:p>UCS-010</text:p>
          </table:table-cell>
          <table:table-cell table:style-name="ce18" table:number-columns-repeated="17"/>
          <table:table-cell table:number-columns-repeated="2" table:style-name="ce18" office:value-type="string" calcext:value-type="string">
            <text:p>X</text:p>
          </table:table-cell>
          <table:table-cell table:style-name="ce18" table:number-columns-repeated="47"/>
          <table:table-cell table:style-name="ce21"/>
        </table:table-row>
        <table:table-row table:style-name="ro12">
          <table:table-cell table:formula="of:=IF([$'Use Case Scenario'.$A12]=&quot;&quot;;&quot;&quot;;[$'Use Case Scenario'.$A12])" office:value-type="string" office:string-value="UCS-011" calcext:value-type="string">
            <text:p>UCS-011</text:p>
          </table:table-cell>
          <table:table-cell table:number-columns-repeated="10"/>
          <table:table-cell office:value-type="string" calcext:value-type="string">
            <text:p>X</text:p>
          </table:table-cell>
          <table:table-cell table:number-columns-repeated="56"/>
        </table:table-row>
        <table:table-row table:style-name="ro12">
          <table:table-cell table:style-name="ce14" table:formula="of:=IF([$'Use Case Scenario'.$A13]=&quot;&quot;;&quot;&quot;;[$'Use Case Scenario'.$A13])" office:value-type="string" office:string-value="UCS-012" calcext:value-type="string">
            <text:p>UCS-012</text:p>
          </table:table-cell>
          <table:table-cell table:style-name="ce18" table:number-columns-repeated="11"/>
          <table:table-cell table:style-name="ce18" office:value-type="string" calcext:value-type="string">
            <text:p>X</text:p>
          </table:table-cell>
          <table:table-cell table:style-name="ce18" table:number-columns-repeated="54"/>
          <table:table-cell table:style-name="ce21"/>
        </table:table-row>
        <table:table-row table:style-name="ro12">
          <table:table-cell table:formula="of:=IF([$'Use Case Scenario'.$A14]=&quot;&quot;;&quot;&quot;;[$'Use Case Scenario'.$A14])" office:value-type="string" office:string-value="UCS-013" calcext:value-type="string">
            <text:p>UCS-013</text:p>
          </table:table-cell>
          <table:table-cell table:number-columns-repeated="20"/>
          <table:table-cell office:value-type="string" calcext:value-type="string">
            <text:p>X</text:p>
          </table:table-cell>
          <table:table-cell table:number-columns-repeated="46"/>
        </table:table-row>
        <table:table-row table:style-name="ro12">
          <table:table-cell table:style-name="ce14" table:formula="of:=IF([$'Use Case Scenario'.$A15]=&quot;&quot;;&quot;&quot;;[$'Use Case Scenario'.$A15])" office:value-type="string" office:string-value="UCS-014" calcext:value-type="string">
            <text:p>UCS-014</text:p>
          </table:table-cell>
          <table:table-cell table:style-name="ce18" table:number-columns-repeated="19"/>
          <table:table-cell table:style-name="ce18" office:value-type="string" calcext:value-type="string">
            <text:p>X</text:p>
          </table:table-cell>
          <table:table-cell table:style-name="ce18" table:number-columns-repeated="46"/>
          <table:table-cell table:style-name="ce21"/>
        </table:table-row>
        <table:table-row table:style-name="ro12">
          <table:table-cell table:formula="of:=IF([$'Use Case Scenario'.$A16]=&quot;&quot;;&quot;&quot;;[$'Use Case Scenario'.$A16])" office:value-type="string" office:string-value="UCS-015" calcext:value-type="string">
            <text:p>UCS-015</text:p>
          </table:table-cell>
          <table:table-cell table:number-columns-repeated="67"/>
        </table:table-row>
        <table:table-row table:style-name="ro12">
          <table:table-cell table:style-name="ce14" table:formula="of:=IF([$'Use Case Scenario'.$A17]=&quot;&quot;;&quot;&quot;;[$'Use Case Scenario'.$A17])" office:value-type="string" office:string-value="UCS-016" calcext:value-type="string">
            <text:p>UCS-016</text:p>
          </table:table-cell>
          <table:table-cell table:style-name="ce18" table:number-columns-repeated="66"/>
          <table:table-cell table:style-name="ce21"/>
        </table:table-row>
        <table:table-row table:style-name="ro12">
          <table:table-cell table:formula="of:=IF([$'Use Case Scenario'.$A18]=&quot;&quot;;&quot;&quot;;[$'Use Case Scenario'.$A18])" office:value-type="string" office:string-value="UCS-017" calcext:value-type="string">
            <text:p>UCS-017</text:p>
          </table:table-cell>
          <table:table-cell table:number-columns-repeated="24"/>
          <table:table-cell office:value-type="string" calcext:value-type="string">
            <text:p>X</text:p>
          </table:table-cell>
          <table:table-cell table:number-columns-repeated="42"/>
        </table:table-row>
        <table:table-row table:style-name="ro12">
          <table:table-cell table:style-name="ce14" table:formula="of:=IF([$'Use Case Scenario'.$A19]=&quot;&quot;;&quot;&quot;;[$'Use Case Scenario'.$A19])" office:value-type="string" office:string-value="UCS-018" calcext:value-type="string">
            <text:p>UCS-018</text:p>
          </table:table-cell>
          <table:table-cell table:style-name="ce18" table:number-columns-repeated="66"/>
          <table:table-cell table:style-name="ce21"/>
        </table:table-row>
        <table:table-row table:style-name="ro12">
          <table:table-cell table:formula="of:=IF([$'Use Case Scenario'.$A20]=&quot;&quot;;&quot;&quot;;[$'Use Case Scenario'.$A20])" office:value-type="string" office:string-value="UCS-019" calcext:value-type="string">
            <text:p>UCS-019</text:p>
          </table:table-cell>
          <table:table-cell table:number-columns-repeated="35"/>
          <table:table-cell office:value-type="string" calcext:value-type="string">
            <text:p>X</text:p>
          </table:table-cell>
          <table:table-cell table:number-columns-repeated="31"/>
        </table:table-row>
        <table:table-row table:style-name="ro12">
          <table:table-cell table:style-name="ce14" table:formula="of:=IF([$'Use Case Scenario'.$A21]=&quot;&quot;;&quot;&quot;;[$'Use Case Scenario'.$A21])" office:value-type="string" office:string-value="UCS-020" calcext:value-type="string">
            <text:p>UCS-020</text:p>
          </table:table-cell>
          <table:table-cell table:style-name="ce18" table:number-columns-repeated="40"/>
          <table:table-cell table:number-columns-repeated="3" table:style-name="ce18" office:value-type="string" calcext:value-type="string">
            <text:p>X</text:p>
          </table:table-cell>
          <table:table-cell table:style-name="ce18" table:number-columns-repeated="4"/>
          <table:table-cell table:style-name="ce18" office:value-type="string" calcext:value-type="string">
            <text:p>X</text:p>
          </table:table-cell>
          <table:table-cell table:style-name="ce18" table:number-columns-repeated="18"/>
          <table:table-cell table:style-name="ce21"/>
        </table:table-row>
        <table:table-row table:style-name="ro12">
          <table:table-cell table:formula="of:=IF([$'Use Case Scenario'.$A22]=&quot;&quot;;&quot;&quot;;[$'Use Case Scenario'.$A22])" office:value-type="string" office:string-value="UCS-021" calcext:value-type="string">
            <text:p>UCS-021</text:p>
          </table:table-cell>
          <table:table-cell table:number-columns-repeated="13"/>
          <table:table-cell table:number-columns-repeated="4" office:value-type="string" calcext:value-type="string">
            <text:p>X</text:p>
          </table:table-cell>
          <table:table-cell table:number-columns-repeated="19"/>
          <table:table-cell office:value-type="string" calcext:value-type="string">
            <text:p>X</text:p>
          </table:table-cell>
          <table:table-cell table:number-columns-repeated="30"/>
        </table:table-row>
        <table:table-row table:style-name="ro12">
          <table:table-cell table:style-name="ce14" table:formula="of:=IF([$'Use Case Scenario'.$A23]=&quot;&quot;;&quot;&quot;;[$'Use Case Scenario'.$A23])" office:value-type="string" office:string-value="UCS-022" calcext:value-type="string">
            <text:p>UCS-022</text:p>
          </table:table-cell>
          <table:table-cell table:style-name="ce18" table:number-columns-repeated="39"/>
          <table:table-cell table:style-name="ce18" office:value-type="string" calcext:value-type="string">
            <text:p>X</text:p>
          </table:table-cell>
          <table:table-cell table:style-name="ce18" table:number-columns-repeated="26"/>
          <table:table-cell table:style-name="ce21"/>
        </table:table-row>
        <table:table-row table:style-name="ro12">
          <table:table-cell table:formula="of:=IF([$'Use Case Scenario'.$A24]=&quot;&quot;;&quot;&quot;;[$'Use Case Scenario'.$A24])" office:value-type="string" office:string-value="UCS-023" calcext:value-type="string">
            <text:p>UCS-023</text:p>
          </table:table-cell>
          <table:table-cell table:number-columns-repeated="23"/>
          <table:table-cell office:value-type="string" calcext:value-type="string">
            <text:p>X</text:p>
          </table:table-cell>
          <table:table-cell table:number-columns-repeated="43"/>
        </table:table-row>
        <table:table-row table:style-name="ro12">
          <table:table-cell table:style-name="ce14" table:formula="of:=IF([$'Use Case Scenario'.$A25]=&quot;&quot;;&quot;&quot;;[$'Use Case Scenario'.$A25])" office:value-type="string" office:string-value="UCS-024" calcext:value-type="string">
            <text:p>UCS-024</text:p>
          </table:table-cell>
          <table:table-cell table:style-name="ce18" table:number-columns-repeated="12"/>
          <table:table-cell table:style-name="ce18" office:value-type="string" calcext:value-type="string">
            <text:p>X</text:p>
          </table:table-cell>
          <table:table-cell table:style-name="ce18" table:number-columns-repeated="53"/>
          <table:table-cell table:style-name="ce21"/>
        </table:table-row>
        <table:table-row table:style-name="ro12">
          <table:table-cell table:formula="of:=IF([$'Use Case Scenario'.$A26]=&quot;&quot;;&quot;&quot;;[$'Use Case Scenario'.$A26])" office:value-type="string" office:string-value="UCS-025" calcext:value-type="string">
            <text:p>UCS-025</text:p>
          </table:table-cell>
          <table:table-cell table:number-columns-repeated="29"/>
          <table:table-cell office:value-type="string" calcext:value-type="string">
            <text:p>X</text:p>
          </table:table-cell>
          <table:table-cell table:number-columns-repeated="37"/>
        </table:table-row>
        <table:table-row table:style-name="ro12">
          <table:table-cell table:style-name="ce14" table:formula="of:=IF([$'Use Case Scenario'.$A27]=&quot;&quot;;&quot;&quot;;[$'Use Case Scenario'.$A27])" office:value-type="string" office:string-value="UCS-026" calcext:value-type="string">
            <text:p>UCS-026</text:p>
          </table:table-cell>
          <table:table-cell table:style-name="ce18" table:number-columns-repeated="27"/>
          <table:table-cell table:style-name="ce18" office:value-type="string" calcext:value-type="string">
            <text:p>X</text:p>
          </table:table-cell>
          <table:table-cell table:style-name="ce18" table:number-columns-repeated="18"/>
          <table:table-cell table:style-name="ce18" office:value-type="string" calcext:value-type="string">
            <text:p>X</text:p>
          </table:table-cell>
          <table:table-cell table:style-name="ce18" table:number-columns-repeated="19"/>
          <table:table-cell table:style-name="ce21"/>
        </table:table-row>
        <table:table-row table:style-name="ro12">
          <table:table-cell table:formula="of:=IF([$'Use Case Scenario'.$A28]=&quot;&quot;;&quot;&quot;;[$'Use Case Scenario'.$A28])" office:value-type="string" office:string-value="UCS-027" calcext:value-type="string">
            <text:p>UCS-027</text:p>
          </table:table-cell>
          <table:table-cell table:number-columns-repeated="31"/>
          <table:table-cell table:number-columns-repeated="2" office:value-type="string" calcext:value-type="string">
            <text:p>X</text:p>
          </table:table-cell>
          <table:table-cell table:number-columns-repeated="34"/>
        </table:table-row>
        <table:table-row table:style-name="ro12">
          <table:table-cell table:style-name="ce14" table:formula="of:=IF([$'Use Case Scenario'.$A29]=&quot;&quot;;&quot;&quot;;[$'Use Case Scenario'.$A29])" office:value-type="string" office:string-value="UCS-028" calcext:value-type="string">
            <text:p>UCS-028</text:p>
          </table:table-cell>
          <table:table-cell table:style-name="ce18" table:number-columns-repeated="33"/>
          <table:table-cell table:style-name="ce18" office:value-type="string" calcext:value-type="string">
            <text:p>X</text:p>
          </table:table-cell>
          <table:table-cell table:style-name="ce18" table:number-columns-repeated="32"/>
          <table:table-cell table:style-name="ce21"/>
        </table:table-row>
        <table:table-row table:style-name="ro12">
          <table:table-cell table:formula="of:=IF([$'Use Case Scenario'.$A30]=&quot;&quot;;&quot;&quot;;[$'Use Case Scenario'.$A30])" office:value-type="string" office:string-value="UCS-029" calcext:value-type="string">
            <text:p>UCS-029</text:p>
          </table:table-cell>
          <table:table-cell table:number-columns-repeated="37"/>
          <table:table-cell office:value-type="string" calcext:value-type="string">
            <text:p>X</text:p>
          </table:table-cell>
          <table:table-cell table:number-columns-repeated="29"/>
        </table:table-row>
        <table:table-row table:style-name="ro12">
          <table:table-cell table:style-name="ce14" table:formula="of:=IF([$'Use Case Scenario'.$A31]=&quot;&quot;;&quot;&quot;;[$'Use Case Scenario'.$A31])" office:value-type="string" office:string-value="UCS-030" calcext:value-type="string">
            <text:p>UCS-030</text:p>
          </table:table-cell>
          <table:table-cell table:style-name="ce18" table:number-columns-repeated="44"/>
          <table:table-cell table:style-name="ce18" office:value-type="string" calcext:value-type="string">
            <text:p>X</text:p>
          </table:table-cell>
          <table:table-cell table:style-name="ce18" table:number-columns-repeated="21"/>
          <table:table-cell table:style-name="ce21"/>
        </table:table-row>
        <table:table-row table:style-name="ro12">
          <table:table-cell table:formula="of:=IF([$'Use Case Scenario'.$A32]=&quot;&quot;;&quot;&quot;;[$'Use Case Scenario'.$A32])">
            <text:p/>
          </table:table-cell>
          <table:table-cell table:number-columns-repeated="67"/>
        </table:table-row>
        <table:table-row table:style-name="ro12">
          <table:table-cell table:style-name="ce14" table:formula="of:=IF([$'Use Case Scenario'.$A33]=&quot;&quot;;&quot;&quot;;[$'Use Case Scenario'.$A33])">
            <text:p/>
          </table:table-cell>
          <table:table-cell table:style-name="ce18" table:number-columns-repeated="66"/>
          <table:table-cell table:style-name="ce21"/>
        </table:table-row>
        <table:table-row table:style-name="ro12">
          <table:table-cell table:formula="of:=IF([$'Use Case Scenario'.$A34]=&quot;&quot;;&quot;&quot;;[$'Use Case Scenario'.$A34])">
            <text:p/>
          </table:table-cell>
          <table:table-cell table:number-columns-repeated="67"/>
        </table:table-row>
        <table:table-row table:style-name="ro12">
          <table:table-cell table:style-name="ce14" table:formula="of:=IF([$'Use Case Scenario'.$A35]=&quot;&quot;;&quot;&quot;;[$'Use Case Scenario'.$A35])">
            <text:p/>
          </table:table-cell>
          <table:table-cell table:style-name="ce18" table:number-columns-repeated="66"/>
          <table:table-cell table:style-name="ce21"/>
        </table:table-row>
        <table:table-row table:style-name="ro12">
          <table:table-cell table:formula="of:=IF([$'Use Case Scenario'.$A36]=&quot;&quot;;&quot;&quot;;[$'Use Case Scenario'.$A36])">
            <text:p/>
          </table:table-cell>
          <table:table-cell table:number-columns-repeated="67"/>
        </table:table-row>
        <table:table-row table:style-name="ro12">
          <table:table-cell table:style-name="ce14" table:formula="of:=IF([$'Use Case Scenario'.$A37]=&quot;&quot;;&quot;&quot;;[$'Use Case Scenario'.$A37])">
            <text:p/>
          </table:table-cell>
          <table:table-cell table:style-name="ce18" table:number-columns-repeated="66"/>
          <table:table-cell table:style-name="ce21"/>
        </table:table-row>
        <table:table-row table:style-name="ro12">
          <table:table-cell table:formula="of:=IF([$'Use Case Scenario'.$A38]=&quot;&quot;;&quot;&quot;;[$'Use Case Scenario'.$A38])">
            <text:p/>
          </table:table-cell>
          <table:table-cell table:number-columns-repeated="67"/>
        </table:table-row>
        <table:table-row table:style-name="ro12">
          <table:table-cell table:style-name="ce14" table:formula="of:=IF([$'Use Case Scenario'.$A39]=&quot;&quot;;&quot;&quot;;[$'Use Case Scenario'.$A39])">
            <text:p/>
          </table:table-cell>
          <table:table-cell table:style-name="ce18" table:number-columns-repeated="66"/>
          <table:table-cell table:style-name="ce21"/>
        </table:table-row>
        <table:table-row table:style-name="ro12">
          <table:table-cell table:formula="of:=IF([$'Use Case Scenario'.$A40]=&quot;&quot;;&quot;&quot;;[$'Use Case Scenario'.$A40])">
            <text:p/>
          </table:table-cell>
          <table:table-cell table:number-columns-repeated="67"/>
        </table:table-row>
        <table:table-row table:style-name="ro12">
          <table:table-cell table:style-name="ce14" table:formula="of:=IF([$'Use Case Scenario'.$A41]=&quot;&quot;;&quot;&quot;;[$'Use Case Scenario'.$A41])">
            <text:p/>
          </table:table-cell>
          <table:table-cell table:style-name="ce18" table:number-columns-repeated="66"/>
          <table:table-cell table:style-name="ce21"/>
        </table:table-row>
        <table:table-row table:style-name="ro12">
          <table:table-cell table:formula="of:=IF([$'Use Case Scenario'.$A42]=&quot;&quot;;&quot;&quot;;[$'Use Case Scenario'.$A42])">
            <text:p/>
          </table:table-cell>
          <table:table-cell table:number-columns-repeated="67"/>
        </table:table-row>
        <table:table-row table:style-name="ro12">
          <table:table-cell table:style-name="ce14" table:formula="of:=IF([$'Use Case Scenario'.$A43]=&quot;&quot;;&quot;&quot;;[$'Use Case Scenario'.$A43])">
            <text:p/>
          </table:table-cell>
          <table:table-cell table:style-name="ce18" table:number-columns-repeated="66"/>
          <table:table-cell table:style-name="ce21"/>
        </table:table-row>
        <table:table-row table:style-name="ro12">
          <table:table-cell table:formula="of:=IF([$'Use Case Scenario'.$A44]=&quot;&quot;;&quot;&quot;;[$'Use Case Scenario'.$A44])">
            <text:p/>
          </table:table-cell>
          <table:table-cell table:number-columns-repeated="67"/>
        </table:table-row>
        <table:table-row table:style-name="ro12">
          <table:table-cell table:style-name="ce14" table:formula="of:=IF([$'Use Case Scenario'.$A45]=&quot;&quot;;&quot;&quot;;[$'Use Case Scenario'.$A45])">
            <text:p/>
          </table:table-cell>
          <table:table-cell table:style-name="ce18" table:number-columns-repeated="66"/>
          <table:table-cell table:style-name="ce21"/>
        </table:table-row>
        <table:table-row table:style-name="ro12">
          <table:table-cell table:formula="of:=IF([$'Use Case Scenario'.$A46]=&quot;&quot;;&quot;&quot;;[$'Use Case Scenario'.$A46])">
            <text:p/>
          </table:table-cell>
          <table:table-cell table:number-columns-repeated="67"/>
        </table:table-row>
        <table:table-row table:style-name="ro12">
          <table:table-cell table:style-name="ce14" table:formula="of:=IF([$'Use Case Scenario'.$A47]=&quot;&quot;;&quot;&quot;;[$'Use Case Scenario'.$A47])">
            <text:p/>
          </table:table-cell>
          <table:table-cell table:style-name="ce18" table:number-columns-repeated="66"/>
          <table:table-cell table:style-name="ce21"/>
        </table:table-row>
        <table:table-row table:style-name="ro12">
          <table:table-cell table:formula="of:=IF([$'Use Case Scenario'.$A48]=&quot;&quot;;&quot;&quot;;[$'Use Case Scenario'.$A48])">
            <text:p/>
          </table:table-cell>
          <table:table-cell table:number-columns-repeated="67"/>
        </table:table-row>
        <table:table-row table:style-name="ro12">
          <table:table-cell table:style-name="ce14" table:formula="of:=IF([$'Use Case Scenario'.$A49]=&quot;&quot;;&quot;&quot;;[$'Use Case Scenario'.$A49])">
            <text:p/>
          </table:table-cell>
          <table:table-cell table:style-name="ce18" table:number-columns-repeated="66"/>
          <table:table-cell table:style-name="ce21"/>
        </table:table-row>
        <table:table-row table:style-name="ro12">
          <table:table-cell table:formula="of:=IF([$'Use Case Scenario'.$A50]=&quot;&quot;;&quot;&quot;;[$'Use Case Scenario'.$A50])">
            <text:p/>
          </table:table-cell>
          <table:table-cell table:number-columns-repeated="67"/>
        </table:table-row>
        <table:table-row table:style-name="ro12">
          <table:table-cell table:style-name="ce14" table:formula="of:=IF([$'Use Case Scenario'.$A51]=&quot;&quot;;&quot;&quot;;[$'Use Case Scenario'.$A51])">
            <text:p/>
          </table:table-cell>
          <table:table-cell table:style-name="ce18" table:number-columns-repeated="66"/>
          <table:table-cell table:style-name="ce21"/>
        </table:table-row>
        <table:table-row table:style-name="ro12">
          <table:table-cell table:formula="of:=IF([$'Use Case Scenario'.$A52]=&quot;&quot;;&quot;&quot;;[$'Use Case Scenario'.$A52])">
            <text:p/>
          </table:table-cell>
          <table:table-cell table:number-columns-repeated="67"/>
        </table:table-row>
        <table:table-row table:style-name="ro12">
          <table:table-cell table:style-name="ce14" table:formula="of:=IF([$'Use Case Scenario'.$A53]=&quot;&quot;;&quot;&quot;;[$'Use Case Scenario'.$A53])">
            <text:p/>
          </table:table-cell>
          <table:table-cell table:style-name="ce18" table:number-columns-repeated="66"/>
          <table:table-cell table:style-name="ce21"/>
        </table:table-row>
        <table:table-row table:style-name="ro12">
          <table:table-cell table:formula="of:=IF([$'Use Case Scenario'.$A54]=&quot;&quot;;&quot;&quot;;[$'Use Case Scenario'.$A54])">
            <text:p/>
          </table:table-cell>
          <table:table-cell table:number-columns-repeated="67"/>
        </table:table-row>
        <table:table-row table:style-name="ro12">
          <table:table-cell table:style-name="ce14" table:formula="of:=IF([$'Use Case Scenario'.$A55]=&quot;&quot;;&quot;&quot;;[$'Use Case Scenario'.$A55])">
            <text:p/>
          </table:table-cell>
          <table:table-cell table:style-name="ce18" table:number-columns-repeated="66"/>
          <table:table-cell table:style-name="ce21"/>
        </table:table-row>
        <table:table-row table:style-name="ro12">
          <table:table-cell table:formula="of:=IF([$'Use Case Scenario'.$A56]=&quot;&quot;;&quot;&quot;;[$'Use Case Scenario'.$A56])">
            <text:p/>
          </table:table-cell>
          <table:table-cell table:number-columns-repeated="67"/>
        </table:table-row>
        <table:table-row table:style-name="ro12">
          <table:table-cell table:style-name="ce14" table:formula="of:=IF([$'Use Case Scenario'.$A57]=&quot;&quot;;&quot;&quot;;[$'Use Case Scenario'.$A57])">
            <text:p/>
          </table:table-cell>
          <table:table-cell table:style-name="ce18" table:number-columns-repeated="66"/>
          <table:table-cell table:style-name="ce21"/>
        </table:table-row>
        <table:table-row table:style-name="ro12">
          <table:table-cell table:formula="of:=IF([$'Use Case Scenario'.$A58]=&quot;&quot;;&quot;&quot;;[$'Use Case Scenario'.$A58])">
            <text:p/>
          </table:table-cell>
          <table:table-cell table:number-columns-repeated="67"/>
        </table:table-row>
        <table:table-row table:style-name="ro12">
          <table:table-cell table:style-name="ce14" table:formula="of:=IF([$'Use Case Scenario'.$A59]=&quot;&quot;;&quot;&quot;;[$'Use Case Scenario'.$A59])">
            <text:p/>
          </table:table-cell>
          <table:table-cell table:style-name="ce18" table:number-columns-repeated="66"/>
          <table:table-cell table:style-name="ce21"/>
        </table:table-row>
        <table:table-row table:style-name="ro12">
          <table:table-cell table:style-name="ce15" table:formula="of:=IF([$'Use Case Scenario'.$A60]=&quot;&quot;;&quot;&quot;;[$'Use Case Scenario'.$A60])">
            <text:p/>
          </table:table-cell>
          <table:table-cell table:style-name="ce19" table:number-columns-repeated="66"/>
          <table:table-cell table:style-name="ce22"/>
        </table:table-row>
        <table:table-row table:style-name="ro1">
          <table:table-cell table:style-name="Default" table:formula="of:=IF([$'Use Case Scenario'.$A61]=&quot;&quot;;&quot;&quot;;[$'Use Case Scenario'.$A61])">
            <text:p/>
          </table:table-cell>
          <table:table-cell table:style-name="Default" table:number-columns-repeated="67"/>
        </table:table-row>
        <table:table-row table:style-name="ro1">
          <table:table-cell table:style-name="Default" table:formula="of:=IF([$'Use Case Scenario'.$A62]=&quot;&quot;;&quot;&quot;;[$'Use Case Scenario'.$A62])">
            <text:p/>
          </table:table-cell>
          <table:table-cell table:style-name="Default" table:number-columns-repeated="67"/>
        </table:table-row>
        <table:table-row table:style-name="ro1">
          <table:table-cell table:style-name="Default" table:formula="of:=IF([$'Use Case Scenario'.$A63]=&quot;&quot;;&quot;&quot;;[$'Use Case Scenario'.$A63])">
            <text:p/>
          </table:table-cell>
          <table:table-cell table:style-name="Default" table:number-columns-repeated="67"/>
        </table:table-row>
        <table:table-row table:style-name="ro1">
          <table:table-cell table:style-name="Default" table:formula="of:=IF([$'Use Case Scenario'.$A64]=&quot;&quot;;&quot;&quot;;[$'Use Case Scenario'.$A64])">
            <text:p/>
          </table:table-cell>
          <table:table-cell table:style-name="Default" table:number-columns-repeated="67"/>
        </table:table-row>
        <table:table-row table:style-name="ro1">
          <table:table-cell table:style-name="Default" table:formula="of:=IF([$'Use Case Scenario'.$A65]=&quot;&quot;;&quot;&quot;;[$'Use Case Scenario'.$A65])">
            <text:p/>
          </table:table-cell>
          <table:table-cell table:style-name="Default" table:number-columns-repeated="67"/>
        </table:table-row>
        <table:table-row table:style-name="ro1">
          <table:table-cell table:style-name="Default" table:formula="of:=IF([$'Use Case Scenario'.$A66]=&quot;&quot;;&quot;&quot;;[$'Use Case Scenario'.$A66])">
            <text:p/>
          </table:table-cell>
          <table:table-cell table:style-name="Default" table:number-columns-repeated="67"/>
        </table:table-row>
        <table:table-row table:style-name="ro1">
          <table:table-cell table:style-name="Default" table:formula="of:=IF([$'Use Case Scenario'.$A67]=&quot;&quot;;&quot;&quot;;[$'Use Case Scenario'.$A67])">
            <text:p/>
          </table:table-cell>
          <table:table-cell table:style-name="Default" table:number-columns-repeated="67"/>
        </table:table-row>
        <table:table-row table:style-name="ro1">
          <table:table-cell table:style-name="Default" table:formula="of:=IF([$'Use Case Scenario'.$A68]=&quot;&quot;;&quot;&quot;;[$'Use Case Scenario'.$A68])">
            <text:p/>
          </table:table-cell>
          <table:table-cell table:style-name="Default" table:number-columns-repeated="67"/>
        </table:table-row>
      </table:table>
      <table:named-expressions/>
      <table:database-ranges>
        <table:database-range table:name="__Anonymous_Sheet_DB__0" table:target-range-address="Requirements.A1:Requirements.D101" table:display-filter-buttons="true">
          <table:filter>
            <table:filter-and>
              <table:filter-condition table:value="" table:operator="=" table:field-number="0">
                <table:filter-set-item table:value=""/>
                <table:filter-set-item table:value="1"/>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0" number:min-decimal-places="0" number:min-integer-digits="3"/>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text-properties fo:font-weight="bold"/>
    </style:style>
    <style:style style:name="Background" style:family="table-cell" style:parent-style-name="Default">
      <style:table-cell-properties fo:background-color="#666666"/>
      <style:text-properties fo:color="#3deb3d"/>
    </style:style>
    <style:style style:name="Card" style:family="table-cell" style:parent-style-name="Default">
      <style:table-cell-properties fo:background-color="#000000" style:text-align-source="fix" style:repeat-content="false" fo:wrap-option="wrap" fo:padding-bottom="0.0138in" fo:padding-left="0.0138in" fo:padding-right="0.1319in" fo:padding-top="0.0138in"/>
      <style:paragraph-properties fo:text-align="end"/>
      <style:text-properties fo:color="#00ae00" fo:font-weight="bold"/>
    </style:style>
    <style:style style:name="Input" style:family="table-cell" style:parent-style-name="Default">
      <style:table-cell-properties style:cell-protect="none" style:print-content="true" style:text-align-source="value-type" style:repeat-content="false" fo:border="0.06pt solid #00ae00" style:shadow="none"/>
      <style:text-properties fo:font-style="italic" fo:font-weight="bold"/>
    </style:style>
    <style:style style:name="Card_20_TL" style:display-name="Card TL" style:family="table-cell" style:parent-style-name="Card">
      <style:table-cell-properties fo:border-bottom="none" fo:border-left="1.11pt double #00ae00" style:border-line-width-left="0.0008in 0.0138in 0.0008in" fo:border-right="none" fo:border-top="1.11pt double #00ae00" style:border-line-width-top="0.0008in 0.0138in 0.0008in"/>
    </style:style>
    <style:style style:name="Card_20_T" style:display-name="Card T" style:family="table-cell" style:parent-style-name="Card">
      <style:table-cell-properties fo:border-bottom="none" fo:border-left="none" fo:border-right="none" fo:border-top="1.11pt double #00ae00" style:border-line-width-top="0.0008in 0.0138in 0.0008in"/>
    </style:style>
    <style:style style:name="Card_20_TR" style:display-name="Card TR" style:family="table-cell" style:parent-style-name="Card">
      <style:table-cell-properties fo:border-bottom="none" fo:border-left="none" fo:border-right="1.11pt double #00ae00" style:border-line-width-right="0.0008in 0.0138in 0.0008in" fo:border-top="1.11pt double #00ae00" style:border-line-width-top="0.0008in 0.0138in 0.0008in"/>
    </style:style>
    <style:style style:name="Card_20_L" style:display-name="Card L" style:family="table-cell" style:parent-style-name="Card">
      <style:table-cell-properties fo:border-bottom="none" fo:border-left="1.11pt double #00ae00" style:border-line-width-left="0.0008in 0.0138in 0.0008in" fo:border-right="none" fo:border-top="none"/>
    </style:style>
    <style:style style:name="Card_20_R" style:display-name="Card R" style:family="table-cell" style:parent-style-name="Card">
      <style:table-cell-properties fo:border-bottom="none" fo:border-left="none" fo:border-right="1.11pt double #00ae00" style:border-line-width-right="0.0008in 0.0138in 0.0008in" fo:border-top="none"/>
    </style:style>
    <style:style style:name="Card_20_B" style:display-name="Card B" style:family="table-cell" style:parent-style-name="Card">
      <style:table-cell-properties fo:border-bottom="1.11pt double #00ae00" style:border-line-width-bottom="0.0008in 0.0138in 0.0008in" fo:border-left="none" fo:border-right="none" fo:border-top="none"/>
    </style:style>
    <style:style style:name="Card_20_BL" style:display-name="Card BL" style:family="table-cell" style:parent-style-name="Card">
      <style:table-cell-properties fo:border-bottom="1.11pt double #00ae00" style:border-line-width-bottom="0.0008in 0.0138in 0.0008in" fo:border-left="1.11pt double #00ae00" style:border-line-width-left="0.0008in 0.0138in 0.0008in" fo:border-right="none" fo:border-top="none"/>
    </style:style>
    <style:style style:name="Card_20_BR" style:display-name="Card BR" style:family="table-cell" style:parent-style-name="Card">
      <style:table-cell-properties fo:border-bottom="1.11pt double #00ae00" style:border-line-width-bottom="0.0008in 0.0138in 0.0008in" fo:border-left="none" fo:border-right="1.11pt double #00ae00" style:border-line-width-right="0.0008in 0.0138in 0.0008in" fo:border-top="none"/>
    </style:style>
    <style:style style:name="Column_20_Header" style:display-name="Column Header" style:family="table-cell" style:parent-style-name="Card">
      <style:table-cell-properties fo:background-color="#00ae00" fo:border="0.06pt solid #00ae00" fo:padding="0.0138in" style:vertical-align="automatic"/>
      <style:text-properties fo:color="#00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1">00/00/0000</text:date>, <text:time style:data-style-name="N2" text:time-value="09:34:04.67405895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09:52:52.483000000</meta:creation-date>
    <dc:date>2024-11-01T09:35:37.753378816</dc:date>
    <meta:editing-duration>PT1H4M16S</meta:editing-duration>
    <meta:editing-cycles>5</meta:editing-cycles>
    <meta:generator>LibreOffice/24.2.6.2$Linux_X86_64 LibreOffice_project/8e9a753d9daaea75c34b417ba1bdf556bf2fc5b3</meta:generator>
    <meta:document-statistic meta:table-count="3" meta:cell-count="708" meta:object-count="0"/>
  </office:meta>
</office:document-meta>
</file>